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9738"/>
    </style:style>
    <style:style style:name="P2" style:family="paragraph" style:parent-style-name="Standard">
      <style:text-properties officeooo:paragraph-rsid="000aec67"/>
    </style:style>
    <style:style style:name="P3" style:family="paragraph" style:parent-style-name="Standard">
      <style:text-properties officeooo:paragraph-rsid="000b9fa4"/>
    </style:style>
    <style:style style:name="P4" style:family="paragraph" style:parent-style-name="Standard">
      <style:text-properties fo:font-weight="bold" officeooo:paragraph-rsid="0010c71b" style:font-weight-asian="bold" style:font-weight-complex="bold"/>
    </style:style>
    <style:style style:name="P5" style:family="paragraph" style:parent-style-name="Standard">
      <style:text-properties officeooo:paragraph-rsid="0010c71b"/>
    </style:style>
    <style:style style:name="P6" style:family="paragraph" style:parent-style-name="Standard">
      <style:text-properties officeooo:paragraph-rsid="0013b1fe"/>
    </style:style>
    <style:style style:name="P7" style:family="paragraph" style:parent-style-name="Standard">
      <style:text-properties officeooo:paragraph-rsid="001b02eb"/>
    </style:style>
    <style:style style:name="P8" style:family="paragraph" style:parent-style-name="Standard">
      <style:text-properties officeooo:paragraph-rsid="001dd706"/>
    </style:style>
    <style:style style:name="P9" style:family="paragraph" style:parent-style-name="Standard">
      <style:text-properties officeooo:paragraph-rsid="001f999b"/>
    </style:style>
    <style:style style:name="P10" style:family="paragraph" style:parent-style-name="Standard">
      <style:text-properties officeooo:paragraph-rsid="002f947a"/>
    </style:style>
    <style:style style:name="P11" style:family="paragraph" style:parent-style-name="Standard">
      <style:text-properties officeooo:paragraph-rsid="0030ef5d"/>
    </style:style>
    <style:style style:name="P12" style:family="paragraph" style:parent-style-name="Standard">
      <style:text-properties officeooo:paragraph-rsid="00344165"/>
    </style:style>
    <style:style style:name="P13" style:family="paragraph" style:parent-style-name="Standard">
      <style:text-properties officeooo:paragraph-rsid="00350f83"/>
    </style:style>
    <style:style style:name="P14" style:family="paragraph" style:parent-style-name="Standard">
      <style:text-properties officeooo:rsid="0038f84b" officeooo:paragraph-rsid="0038f84b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a9738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0c71b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3b1fe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dd706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P20" style:family="paragraph" style:parent-style-name="Standard" style:list-style-name="L1">
      <style:text-properties officeooo:paragraph-rsid="00154b63"/>
    </style:style>
    <style:style style:name="P21" style:family="paragraph" style:parent-style-name="Standard" style:list-style-name="L1">
      <style:text-properties officeooo:paragraph-rsid="001680f2"/>
    </style:style>
    <style:style style:name="P22" style:family="paragraph" style:parent-style-name="Standard" style:list-style-name="L2">
      <style:text-properties officeooo:paragraph-rsid="002b9e7b"/>
    </style:style>
    <style:style style:name="P23" style:family="paragraph" style:parent-style-name="Standard" style:list-style-name="L2">
      <style:text-properties officeooo:paragraph-rsid="002c64ca"/>
    </style:style>
    <style:style style:name="P24" style:family="paragraph" style:parent-style-name="Standard" style:list-style-name="L2">
      <style:text-properties officeooo:paragraph-rsid="002d8b79"/>
    </style:style>
    <style:style style:name="P25" style:family="paragraph" style:parent-style-name="Standard" style:list-style-name="L2">
      <style:text-properties officeooo:paragraph-rsid="000a9738"/>
    </style:style>
    <style:style style:name="P26" style:family="paragraph" style:parent-style-name="Standard" style:list-style-name="L3">
      <style:text-properties officeooo:paragraph-rsid="0029b4b7"/>
    </style:style>
    <style:style style:name="P27" style:family="paragraph" style:parent-style-name="Standard" style:list-style-name="L3">
      <style:text-properties officeooo:paragraph-rsid="0017aef6"/>
    </style:style>
    <style:style style:name="P28" style:family="paragraph" style:parent-style-name="Standard" style:list-style-name="L4">
      <style:text-properties officeooo:paragraph-rsid="002920e6"/>
    </style:style>
    <style:style style:name="P29" style:family="paragraph" style:parent-style-name="Standard" style:list-style-name="L4">
      <style:text-properties officeooo:paragraph-rsid="0010c71b"/>
    </style:style>
    <style:style style:name="P30" style:family="paragraph" style:parent-style-name="Standard" style:list-style-name="L5">
      <style:text-properties fo:font-weight="normal" officeooo:paragraph-rsid="0027e9ef" style:font-weight-asian="normal" style:font-weight-complex="normal"/>
    </style:style>
    <style:style style:name="P31" style:family="paragraph" style:parent-style-name="Standard" style:list-style-name="L5">
      <style:text-properties fo:font-weight="normal" officeooo:paragraph-rsid="0010c71b" style:font-weight-asian="normal" style:font-weight-complex="normal"/>
    </style:style>
    <style:style style:name="P32" style:family="paragraph" style:parent-style-name="Standard" style:list-style-name="L6">
      <style:text-properties officeooo:paragraph-rsid="0025a170"/>
    </style:style>
    <style:style style:name="P33" style:family="paragraph" style:parent-style-name="Standard" style:list-style-name="L6">
      <style:text-properties officeooo:paragraph-rsid="0026f6de"/>
    </style:style>
    <style:style style:name="P34" style:family="paragraph" style:parent-style-name="Standard" style:list-style-name="L7">
      <style:text-properties officeooo:paragraph-rsid="0024773c"/>
    </style:style>
    <style:style style:name="P35" style:family="paragraph" style:parent-style-name="Standard" style:list-style-name="L7">
      <style:text-properties officeooo:paragraph-rsid="0013b1fe"/>
    </style:style>
    <style:style style:name="P36" style:family="paragraph" style:parent-style-name="Standard" style:list-style-name="L8">
      <style:text-properties officeooo:paragraph-rsid="0024468d"/>
    </style:style>
    <style:style style:name="P37" style:family="paragraph" style:parent-style-name="Standard" style:list-style-name="L8">
      <style:text-properties officeooo:paragraph-rsid="0013b1fe"/>
    </style:style>
    <style:style style:name="P38" style:family="paragraph" style:parent-style-name="Standard" style:list-style-name="L9">
      <style:text-properties officeooo:paragraph-rsid="001dd706"/>
    </style:style>
    <style:style style:name="P39" style:family="paragraph" style:parent-style-name="Standard" style:list-style-name="L10">
      <style:text-properties officeooo:paragraph-rsid="00213deb"/>
    </style:style>
    <style:style style:name="P40" style:family="paragraph" style:parent-style-name="Standard" style:list-style-name="L11">
      <style:text-properties officeooo:paragraph-rsid="0030ef5d"/>
    </style:style>
    <style:style style:name="P41" style:family="paragraph" style:parent-style-name="Standard" style:list-style-name="L12">
      <style:text-properties officeooo:paragraph-rsid="0035e752"/>
    </style:style>
    <style:style style:name="P42" style:family="paragraph" style:parent-style-name="Standard">
      <style:text-properties officeooo:paragraph-rsid="0030ef5d"/>
    </style:style>
    <style:style style:name="P43" style:family="paragraph" style:parent-style-name="Standard">
      <style:text-properties officeooo:rsid="00440036" officeooo:paragraph-rsid="00440036"/>
    </style:style>
    <style:style style:name="P44" style:family="paragraph" style:parent-style-name="Standard">
      <style:text-properties officeooo:rsid="00440036" officeooo:paragraph-rsid="0045fe14"/>
    </style:style>
    <style:style style:name="P45" style:family="paragraph" style:parent-style-name="Standard">
      <style:text-properties officeooo:rsid="00440036" officeooo:paragraph-rsid="0047f92c"/>
    </style:style>
    <style:style style:name="P46" style:family="paragraph" style:parent-style-name="Standard">
      <style:text-properties officeooo:rsid="00440036" officeooo:paragraph-rsid="0052445d"/>
    </style:style>
    <style:style style:name="P47" style:family="paragraph" style:parent-style-name="Standard">
      <style:text-properties officeooo:rsid="00440036" officeooo:paragraph-rsid="0054eb2c"/>
    </style:style>
    <style:style style:name="P48" style:family="paragraph" style:parent-style-name="Standard">
      <style:text-properties officeooo:rsid="0038f84b" officeooo:paragraph-rsid="0038f84b"/>
    </style:style>
    <style:style style:name="P49" style:family="paragraph" style:parent-style-name="Standard">
      <style:text-properties officeooo:rsid="0038f84b" officeooo:paragraph-rsid="01278fb8"/>
    </style:style>
    <style:style style:name="P50" style:family="paragraph" style:parent-style-name="Standard">
      <style:text-properties officeooo:rsid="0048f01d" officeooo:paragraph-rsid="0048f01d"/>
    </style:style>
    <style:style style:name="P51" style:family="paragraph" style:parent-style-name="Standard">
      <style:text-properties officeooo:rsid="0048f01d" officeooo:paragraph-rsid="004b302f"/>
    </style:style>
    <style:style style:name="P52" style:family="paragraph" style:parent-style-name="Standard">
      <style:text-properties officeooo:rsid="0048f01d" officeooo:paragraph-rsid="004d629c"/>
    </style:style>
    <style:style style:name="P53" style:family="paragraph" style:parent-style-name="Standard">
      <style:text-properties officeooo:rsid="0048f01d" officeooo:paragraph-rsid="004d74b8"/>
    </style:style>
    <style:style style:name="P54" style:family="paragraph" style:parent-style-name="Standard">
      <style:text-properties officeooo:rsid="0048f01d" officeooo:paragraph-rsid="0052445d"/>
    </style:style>
    <style:style style:name="P55" style:family="paragraph" style:parent-style-name="Standard">
      <style:text-properties officeooo:rsid="0049ffc8" officeooo:paragraph-rsid="0049ffc8"/>
    </style:style>
    <style:style style:name="P56" style:family="paragraph" style:parent-style-name="Standard">
      <style:text-properties officeooo:rsid="00538cfa" officeooo:paragraph-rsid="00538cfa"/>
    </style:style>
    <style:style style:name="P57" style:family="paragraph" style:parent-style-name="Standard">
      <style:text-properties officeooo:rsid="0054eb2c" officeooo:paragraph-rsid="0054eb2c"/>
    </style:style>
    <style:style style:name="P58" style:family="paragraph" style:parent-style-name="Standard">
      <style:text-properties officeooo:rsid="005568cc" officeooo:paragraph-rsid="005568cc"/>
    </style:style>
    <style:style style:name="P59" style:family="paragraph" style:parent-style-name="Standard">
      <style:text-properties officeooo:rsid="0055f2fa" officeooo:paragraph-rsid="0055f2fa"/>
    </style:style>
    <style:style style:name="P60" style:family="paragraph" style:parent-style-name="Standard">
      <style:text-properties officeooo:rsid="0055f2fa" officeooo:paragraph-rsid="0056c2ff"/>
    </style:style>
    <style:style style:name="P61" style:family="paragraph" style:parent-style-name="Standard">
      <style:text-properties officeooo:rsid="0055f2fa" officeooo:paragraph-rsid="0057537f"/>
    </style:style>
    <style:style style:name="P62" style:family="paragraph" style:parent-style-name="Standard">
      <style:text-properties officeooo:rsid="0055f2fa" officeooo:paragraph-rsid="00585aec"/>
    </style:style>
    <style:style style:name="P63" style:family="paragraph" style:parent-style-name="Standard">
      <style:text-properties officeooo:rsid="00596b5c" officeooo:paragraph-rsid="00596b5c"/>
    </style:style>
    <style:style style:name="P64" style:family="paragraph" style:parent-style-name="Standard">
      <style:text-properties officeooo:rsid="00596b5c" officeooo:paragraph-rsid="00597058"/>
    </style:style>
    <style:style style:name="P65" style:family="paragraph" style:parent-style-name="Standard">
      <style:text-properties officeooo:rsid="00596b5c" officeooo:paragraph-rsid="005a5828"/>
    </style:style>
    <style:style style:name="P66" style:family="paragraph" style:parent-style-name="Standard">
      <style:text-properties officeooo:rsid="00596b5c" officeooo:paragraph-rsid="005b65d2"/>
    </style:style>
    <style:style style:name="P67" style:family="paragraph" style:parent-style-name="Standard">
      <style:text-properties officeooo:rsid="00596b5c" officeooo:paragraph-rsid="005d325f"/>
    </style:style>
    <style:style style:name="P68" style:family="paragraph" style:parent-style-name="Standard">
      <style:text-properties officeooo:rsid="00596b5c" officeooo:paragraph-rsid="0061cd58"/>
    </style:style>
    <style:style style:name="P69" style:family="paragraph" style:parent-style-name="Standard">
      <style:text-properties officeooo:rsid="00596b5c" officeooo:paragraph-rsid="0064a6c2"/>
    </style:style>
    <style:style style:name="P70" style:family="paragraph" style:parent-style-name="Standard">
      <style:text-properties officeooo:rsid="00596b5c" officeooo:paragraph-rsid="00694a85"/>
    </style:style>
    <style:style style:name="P71" style:family="paragraph" style:parent-style-name="Standard">
      <style:text-properties officeooo:rsid="00596b5c" officeooo:paragraph-rsid="006bbaf3"/>
    </style:style>
    <style:style style:name="P72" style:family="paragraph" style:parent-style-name="Standard">
      <style:text-properties officeooo:rsid="00596b5c" officeooo:paragraph-rsid="0073542d"/>
    </style:style>
    <style:style style:name="P73" style:family="paragraph" style:parent-style-name="Standard">
      <style:paragraph-properties fo:text-align="start" style:justify-single-word="false"/>
      <style:text-properties officeooo:rsid="00596b5c" officeooo:paragraph-rsid="0073542d"/>
    </style:style>
    <style:style style:name="P74" style:family="paragraph" style:parent-style-name="Standard">
      <style:text-properties officeooo:rsid="00596b5c" officeooo:paragraph-rsid="00775129"/>
    </style:style>
    <style:style style:name="P75" style:family="paragraph" style:parent-style-name="Standard">
      <style:text-properties officeooo:rsid="007cdf6a" officeooo:paragraph-rsid="007cdf6a"/>
    </style:style>
    <style:style style:name="P76" style:family="paragraph" style:parent-style-name="Standard">
      <style:text-properties officeooo:rsid="007cdf6a" officeooo:paragraph-rsid="007e285e"/>
    </style:style>
    <style:style style:name="P77" style:family="paragraph" style:parent-style-name="Standard">
      <style:text-properties officeooo:rsid="007cdf6a" officeooo:paragraph-rsid="00820fb4"/>
    </style:style>
    <style:style style:name="P78" style:family="paragraph" style:parent-style-name="Standard">
      <style:text-properties officeooo:rsid="007cdf6a" officeooo:paragraph-rsid="0084b37f"/>
    </style:style>
    <style:style style:name="P79" style:family="paragraph" style:parent-style-name="Standard">
      <style:text-properties officeooo:rsid="007cdf6a" officeooo:paragraph-rsid="0087a8c8"/>
    </style:style>
    <style:style style:name="P80" style:family="paragraph" style:parent-style-name="Standard">
      <style:text-properties officeooo:rsid="007cdf6a" officeooo:paragraph-rsid="0089a78a"/>
    </style:style>
    <style:style style:name="P81" style:family="paragraph" style:parent-style-name="Standard">
      <style:text-properties officeooo:rsid="007cdf6a" officeooo:paragraph-rsid="008b8938"/>
    </style:style>
    <style:style style:name="P82" style:family="paragraph" style:parent-style-name="Standard">
      <style:text-properties officeooo:rsid="007cdf6a" officeooo:paragraph-rsid="008c6adc"/>
    </style:style>
    <style:style style:name="P83" style:family="paragraph" style:parent-style-name="Standard">
      <style:text-properties officeooo:rsid="008df4a0" officeooo:paragraph-rsid="008df4a0"/>
    </style:style>
    <style:style style:name="P84" style:family="paragraph" style:parent-style-name="Standard">
      <style:text-properties officeooo:rsid="008df4a0" officeooo:paragraph-rsid="008e74aa"/>
    </style:style>
    <style:style style:name="P85" style:family="paragraph" style:parent-style-name="Standard">
      <style:text-properties officeooo:rsid="008df4a0" officeooo:paragraph-rsid="0090eb9d"/>
    </style:style>
    <style:style style:name="P86" style:family="paragraph" style:parent-style-name="Standard">
      <style:text-properties officeooo:rsid="008df4a0" officeooo:paragraph-rsid="009296d7"/>
    </style:style>
    <style:style style:name="P87" style:family="paragraph" style:parent-style-name="Standard">
      <style:text-properties officeooo:rsid="0093f9c6" officeooo:paragraph-rsid="0093f9c6"/>
    </style:style>
    <style:style style:name="P88" style:family="paragraph" style:parent-style-name="Standard">
      <style:text-properties officeooo:rsid="00988580" officeooo:paragraph-rsid="00988580"/>
    </style:style>
    <style:style style:name="P89" style:family="paragraph" style:parent-style-name="Standard">
      <style:text-properties officeooo:rsid="00988580" officeooo:paragraph-rsid="009983e6"/>
    </style:style>
    <style:style style:name="P90" style:family="paragraph" style:parent-style-name="Standard">
      <style:text-properties officeooo:rsid="00988580" officeooo:paragraph-rsid="009cdc63"/>
    </style:style>
    <style:style style:name="P91" style:family="paragraph" style:parent-style-name="Standard">
      <style:text-properties officeooo:rsid="009e5329" officeooo:paragraph-rsid="009e5329"/>
    </style:style>
    <style:style style:name="P92" style:family="paragraph" style:parent-style-name="Standard">
      <style:text-properties officeooo:rsid="009e5329" officeooo:paragraph-rsid="00a0317b"/>
    </style:style>
    <style:style style:name="P93" style:family="paragraph" style:parent-style-name="Standard">
      <style:text-properties officeooo:rsid="00a35714" officeooo:paragraph-rsid="00a35714"/>
    </style:style>
    <style:style style:name="P94" style:family="paragraph" style:parent-style-name="Standard">
      <style:text-properties officeooo:rsid="00a35714" officeooo:paragraph-rsid="00a5161b"/>
    </style:style>
    <style:style style:name="P95" style:family="paragraph" style:parent-style-name="Standard">
      <style:text-properties officeooo:rsid="00a9d931" officeooo:paragraph-rsid="00a9d931"/>
    </style:style>
    <style:style style:name="P96" style:family="paragraph" style:parent-style-name="Standard">
      <style:text-properties officeooo:rsid="00a9d931" officeooo:paragraph-rsid="00aaf9ef"/>
    </style:style>
    <style:style style:name="P97" style:family="paragraph" style:parent-style-name="Standard">
      <style:text-properties officeooo:rsid="00a9d931" officeooo:paragraph-rsid="00ac68c0"/>
    </style:style>
    <style:style style:name="P98" style:family="paragraph" style:parent-style-name="Standard">
      <style:text-properties officeooo:rsid="00b23cd2" officeooo:paragraph-rsid="00b23cd2"/>
    </style:style>
    <style:style style:name="P99" style:family="paragraph" style:parent-style-name="Standard">
      <style:text-properties officeooo:rsid="00b23cd2" officeooo:paragraph-rsid="00b49b6b"/>
    </style:style>
    <style:style style:name="P100" style:family="paragraph" style:parent-style-name="Standard">
      <style:text-properties officeooo:rsid="00b23cd2" officeooo:paragraph-rsid="00b898d6"/>
    </style:style>
    <style:style style:name="P101" style:family="paragraph" style:parent-style-name="Standard">
      <style:text-properties style:font-name="arial" fo:font-size="11pt" officeooo:rsid="00b23cd2" officeooo:paragraph-rsid="00b23cd2" style:font-name-asian="arial" style:font-size-asian="11pt" style:font-name-complex="arial" style:font-size-complex="11pt"/>
    </style:style>
    <style:style style:name="P102" style:family="paragraph" style:parent-style-name="Standard">
      <style:text-properties style:font-name="Liberation Serif" fo:font-size="12pt" officeooo:rsid="00bd9c80" officeooo:paragraph-rsid="00bd9c80" style:font-name-asian="arial" style:font-size-asian="12pt" style:font-name-complex="arial" style:font-size-complex="12pt"/>
    </style:style>
    <style:style style:name="P103" style:family="paragraph" style:parent-style-name="Standard">
      <style:text-properties style:font-name="Liberation Serif" fo:font-size="12pt" officeooo:rsid="00bebca0" officeooo:paragraph-rsid="00bebca0" style:font-name-asian="arial" style:font-size-asian="12pt" style:font-name-complex="arial" style:font-size-complex="12pt"/>
    </style:style>
    <style:style style:name="P104" style:family="paragraph" style:parent-style-name="Standard">
      <style:text-properties style:font-name="Liberation Serif" fo:font-size="12pt" officeooo:rsid="00bf92eb" officeooo:paragraph-rsid="00bf92eb" style:font-name-asian="arial" style:font-size-asian="12pt" style:font-name-complex="arial" style:font-size-complex="12pt"/>
    </style:style>
    <style:style style:name="P105" style:family="paragraph" style:parent-style-name="Standard">
      <style:text-properties style:font-name="Liberation Serif" fo:font-size="12pt" officeooo:paragraph-rsid="00bf92eb" style:font-name-asian="arial" style:font-size-asian="12pt" style:font-name-complex="arial" style:font-size-complex="12pt"/>
    </style:style>
    <style:style style:name="P106" style:family="paragraph" style:parent-style-name="Standard">
      <style:text-properties style:font-name="Liberation Serif" fo:font-size="12pt" fo:language="de" fo:country="DE" fo:font-weight="normal" officeooo:rsid="00bf92eb" officeooo:paragraph-rsid="00bf92eb" style:font-name-asian="arial" style:font-size-asian="12pt" style:font-weight-asian="normal" style:font-name-complex="arial" style:font-size-complex="12pt" style:font-weight-complex="normal"/>
    </style:style>
    <style:style style:name="P107" style:family="paragraph" style:parent-style-name="Standard">
      <style:text-properties style:font-name="Liberation Serif" fo:font-size="12pt" fo:language="de" fo:country="DE" fo:font-weight="normal" officeooo:rsid="00c4c694" officeooo:paragraph-rsid="00c4c694" style:font-name-asian="arial" style:font-size-asian="12pt" style:font-weight-asian="normal" style:font-name-complex="arial" style:font-size-complex="12pt" style:font-weight-complex="normal"/>
    </style:style>
    <style:style style:name="P108" style:family="paragraph" style:parent-style-name="Standard"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109" style:family="paragraph" style:parent-style-name="Standard"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0" style:family="paragraph" style:parent-style-name="Standard" style:list-style-name="L14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1" style:family="paragraph" style:parent-style-name="Standard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2" style:family="paragraph" style:parent-style-name="Standard"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3" style:family="paragraph" style:parent-style-name="Standard" style:list-style-name="L15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4" style:family="paragraph" style:parent-style-name="Standard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5" style:family="paragraph" style:parent-style-name="Standard"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P116" style:family="paragraph" style:parent-style-name="Standard">
      <style:text-properties style:font-name="Liberation Serif" fo:font-size="12pt" fo:language="de" fo:country="DE" fo:font-weight="normal" officeooo:rsid="00daf28e" officeooo:paragraph-rsid="00df9fd8" style:font-name-asian="arial" style:font-size-asian="12pt" style:font-weight-asian="normal" style:font-name-complex="arial" style:font-size-complex="12pt" style:font-weight-complex="normal"/>
    </style:style>
    <style:style style:name="P117" style:family="paragraph" style:parent-style-name="Standard">
      <style:text-properties style:font-name="Liberation Serif" fo:font-size="12pt" fo:language="de" fo:country="DE" fo:font-weight="normal" officeooo:rsid="00daf28e" officeooo:paragraph-rsid="00e05c91" style:font-name-asian="arial" style:font-size-asian="12pt" style:font-weight-asian="normal" style:font-name-complex="arial" style:font-size-complex="12pt" style:font-weight-complex="normal"/>
    </style:style>
    <style:style style:name="P118" style:family="paragraph" style:parent-style-name="Standard"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19" style:family="paragraph" style:parent-style-name="Standard">
      <style:text-properties style:font-name="Liberation Serif" fo:font-size="12pt" fo:language="de" fo:country="DE" fo:font-weight="normal" officeooo:rsid="00e12571" officeooo:paragraph-rsid="00e53bb7" style:font-name-asian="arial" style:font-size-asian="12pt" style:font-weight-asian="normal" style:font-name-complex="arial" style:font-size-complex="12pt" style:font-weight-complex="normal"/>
    </style:style>
    <style:style style:name="P120" style:family="paragraph" style:parent-style-name="Standard">
      <style:text-properties style:font-name="Liberation Serif" fo:font-size="12pt" fo:language="de" fo:country="DE" fo:font-weight="normal" officeooo:rsid="00f0e182" officeooo:paragraph-rsid="00f0e182" style:font-name-asian="arial" style:font-size-asian="12pt" style:font-weight-asian="normal" style:font-name-complex="arial" style:font-size-complex="12pt" style:font-weight-complex="normal"/>
    </style:style>
    <style:style style:name="P121" style:family="paragraph" style:parent-style-name="Standard">
      <style:text-properties style:font-name="Liberation Serif" fo:font-size="12pt" fo:language="de" fo:country="DE" fo:font-weight="normal" officeooo:rsid="00fa6889" officeooo:paragraph-rsid="00fa6889" style:font-name-asian="arial" style:font-size-asian="12pt" style:font-weight-asian="normal" style:font-name-complex="arial" style:font-size-complex="12pt" style:font-weight-complex="normal"/>
    </style:style>
    <style:style style:name="P122" style:family="paragraph" style:parent-style-name="Standard">
      <style:text-properties style:font-name="Liberation Serif" fo:font-size="12pt" fo:language="de" fo:country="DE" fo:font-weight="normal" officeooo:rsid="00fa6889" officeooo:paragraph-rsid="00fc2589" style:font-name-asian="arial" style:font-size-asian="12pt" style:font-weight-asian="normal" style:font-name-complex="arial" style:font-size-complex="12pt" style:font-weight-complex="normal"/>
    </style:style>
    <style:style style:name="P123" style:family="paragraph" style:parent-style-name="Standard">
      <style:text-properties style:font-name="Liberation Serif" fo:font-size="12pt" fo:language="de" fo:country="DE" fo:font-weight="normal" officeooo:rsid="00fff716" officeooo:paragraph-rsid="00fff716" style:font-name-asian="arial" style:font-size-asian="12pt" style:font-weight-asian="normal" style:font-name-complex="arial" style:font-size-complex="12pt" style:font-weight-complex="normal"/>
    </style:style>
    <style:style style:name="P124" style:family="paragraph" style:parent-style-name="Standard">
      <style:text-properties style:font-name="Liberation Serif" fo:font-size="12pt" fo:language="de" fo:country="DE" fo:font-weight="normal" officeooo:rsid="00fff716" officeooo:paragraph-rsid="01018924" style:font-name-asian="arial" style:font-size-asian="12pt" style:font-weight-asian="normal" style:font-name-complex="arial" style:font-size-complex="12pt" style:font-weight-complex="normal"/>
    </style:style>
    <style:style style:name="P125" style:family="paragraph" style:parent-style-name="Standard">
      <style:text-properties style:font-name="Liberation Serif" fo:font-size="12pt" fo:language="de" fo:country="DE" fo:font-weight="normal" officeooo:rsid="01035711" officeooo:paragraph-rsid="01035711" style:font-name-asian="arial" style:font-size-asian="12pt" style:font-weight-asian="normal" style:font-name-complex="arial" style:font-size-complex="12pt" style:font-weight-complex="normal"/>
    </style:style>
    <style:style style:name="P126" style:family="paragraph" style:parent-style-name="Standard">
      <style:text-properties style:font-name="Liberation Serif" fo:font-size="12pt" fo:language="de" fo:country="DE" fo:font-weight="normal" officeooo:rsid="01035711" officeooo:paragraph-rsid="0105636c" style:font-name-asian="arial" style:font-size-asian="12pt" style:font-weight-asian="normal" style:font-name-complex="arial" style:font-size-complex="12pt" style:font-weight-complex="normal"/>
    </style:style>
    <style:style style:name="P127" style:family="paragraph" style:parent-style-name="Standard">
      <style:text-properties style:font-name="Liberation Serif" fo:font-size="12pt" fo:language="de" fo:country="DE" fo:font-weight="normal" officeooo:rsid="01035711" officeooo:paragraph-rsid="0106705f" style:font-name-asian="arial" style:font-size-asian="12pt" style:font-weight-asian="normal" style:font-name-complex="arial" style:font-size-complex="12pt" style:font-weight-complex="normal"/>
    </style:style>
    <style:style style:name="P128" style:family="paragraph" style:parent-style-name="Standard">
      <style:text-properties style:font-name="Liberation Serif" fo:font-size="12pt" fo:language="de" fo:country="DE" fo:font-weight="normal" officeooo:rsid="010bfc5e" officeooo:paragraph-rsid="010bfc5e" style:font-name-asian="arial" style:font-size-asian="12pt" style:font-weight-asian="normal" style:font-name-complex="arial" style:font-size-complex="12pt" style:font-weight-complex="normal"/>
    </style:style>
    <style:style style:name="P129" style:family="paragraph" style:parent-style-name="Standard">
      <style:text-properties style:font-name="Liberation Serif" fo:font-size="12pt" fo:language="de" fo:country="DE" fo:font-weight="normal" officeooo:rsid="010bfc5e" officeooo:paragraph-rsid="0110200f" style:font-name-asian="arial" style:font-size-asian="12pt" style:font-weight-asian="normal" style:font-name-complex="arial" style:font-size-complex="12pt" style:font-weight-complex="normal"/>
    </style:style>
    <style:style style:name="P130" style:family="paragraph" style:parent-style-name="Standard">
      <style:text-properties style:font-name="Liberation Serif" fo:font-size="12pt" fo:language="de" fo:country="DE" fo:font-weight="normal" officeooo:rsid="010bfc5e" officeooo:paragraph-rsid="0110a0a8" style:font-name-asian="arial" style:font-size-asian="12pt" style:font-weight-asian="normal" style:font-name-complex="arial" style:font-size-complex="12pt" style:font-weight-complex="normal"/>
    </style:style>
    <style:style style:name="P131" style:family="paragraph" style:parent-style-name="Standard">
      <style:text-properties style:font-name="Liberation Serif" fo:font-size="12pt" fo:language="de" fo:country="DE" fo:font-weight="normal" officeooo:rsid="010bfc5e" officeooo:paragraph-rsid="01114ffe" style:font-name-asian="arial" style:font-size-asian="12pt" style:font-weight-asian="normal" style:font-name-complex="arial" style:font-size-complex="12pt" style:font-weight-complex="normal"/>
    </style:style>
    <style:style style:name="P132" style:family="paragraph" style:parent-style-name="Standard">
      <style:text-properties style:font-name="Liberation Serif" fo:font-size="12pt" fo:language="de" fo:country="DE" fo:font-weight="normal" officeooo:paragraph-rsid="00c8bd03" style:font-size-asian="12pt" style:font-weight-asian="normal" style:font-size-complex="12pt" style:font-weight-complex="normal"/>
    </style:style>
    <style:style style:name="P133" style:family="paragraph" style:parent-style-name="Standard" style:list-style-name="L14">
      <style:text-properties officeooo:paragraph-rsid="00c8bd03"/>
    </style:style>
    <style:style style:name="P134" style:family="paragraph" style:parent-style-name="Standard" style:list-style-name="L15">
      <style:text-properties officeooo:paragraph-rsid="00cfac5a"/>
    </style:style>
    <style:style style:name="P1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P1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40036"/>
    </style:style>
    <style:style style:name="P1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7f92c"/>
    </style:style>
    <style:style style:name="P1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52445d"/>
    </style:style>
    <style:style style:name="P1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68cc" officeooo:paragraph-rsid="005568cc"/>
    </style:style>
    <style:style style:name="P1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8f01d" officeooo:paragraph-rsid="0052445d"/>
    </style:style>
    <style:style style:name="P1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f2fa" officeooo:paragraph-rsid="00585aec"/>
    </style:style>
    <style:style style:name="P14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b65d2"/>
    </style:style>
    <style:style style:name="P14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d325f"/>
    </style:style>
    <style:style style:name="P14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1cd58"/>
    </style:style>
    <style:style style:name="P14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4a6c2"/>
    </style:style>
    <style:style style:name="P14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94a85"/>
    </style:style>
    <style:style style:name="P14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bbaf3"/>
    </style:style>
    <style:style style:name="P14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3542d"/>
    </style:style>
    <style:style style:name="P14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75129"/>
    </style:style>
    <style:style style:name="P15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20fb4"/>
    </style:style>
    <style:style style:name="P1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4b37f"/>
    </style:style>
    <style:style style:name="P1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7a8c8"/>
    </style:style>
    <style:style style:name="P15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b8938"/>
    </style:style>
    <style:style style:name="P15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8df4a0"/>
    </style:style>
    <style:style style:name="P15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93f9c6"/>
    </style:style>
    <style:style style:name="P15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88580" officeooo:paragraph-rsid="00988580"/>
    </style:style>
    <style:style style:name="P15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e5329" officeooo:paragraph-rsid="009e5329"/>
    </style:style>
    <style:style style:name="P15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35714" officeooo:paragraph-rsid="00a35714"/>
    </style:style>
    <style:style style:name="P15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9d931" officeooo:paragraph-rsid="00a9d931"/>
    </style:style>
    <style:style style:name="P16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b23cd2" officeooo:paragraph-rsid="00b23cd2"/>
    </style:style>
    <style:style style:name="P16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16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6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6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P16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6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0e182" officeooo:paragraph-rsid="00f0e182" style:font-name-asian="arial" style:font-size-asian="12pt" style:font-weight-asian="normal" style:font-name-complex="arial" style:font-size-complex="12pt" style:font-weight-complex="normal"/>
    </style:style>
    <style:style style:name="P16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a6889" officeooo:paragraph-rsid="00fa6889" style:font-name-asian="arial" style:font-size-asian="12pt" style:font-weight-asian="normal" style:font-name-complex="arial" style:font-size-complex="12pt" style:font-weight-complex="normal"/>
    </style:style>
    <style:style style:name="P16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ff716" officeooo:paragraph-rsid="00fff716" style:font-name-asian="arial" style:font-size-asian="12pt" style:font-weight-asian="normal" style:font-name-complex="arial" style:font-size-complex="12pt" style:font-weight-complex="normal"/>
    </style:style>
    <style:style style:name="P16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35711" officeooo:paragraph-rsid="01035711" style:font-name-asian="arial" style:font-size-asian="12pt" style:font-weight-asian="normal" style:font-name-complex="arial" style:font-size-complex="12pt" style:font-weight-complex="normal"/>
    </style:style>
    <style:style style:name="P17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0bfc5e" style:font-name-asian="arial" style:font-size-asian="12pt" style:font-weight-asian="normal" style:font-name-complex="arial" style:font-size-complex="12pt" style:font-weight-complex="normal"/>
    </style:style>
    <style:style style:name="P171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15eff8" style:font-name-asian="arial" style:font-size-asian="12pt" style:font-weight-asian="normal" style:font-name-complex="arial" style:font-size-complex="12pt" style:font-weight-complex="normal"/>
    </style:style>
    <style:style style:name="P172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231bfb" style:font-name-asian="arial" style:font-size-asian="12pt" style:font-weight-asian="normal" style:font-name-complex="arial" style:font-size-complex="12pt" style:font-weight-complex="normal"/>
    </style:style>
    <style:style style:name="P173" style:family="paragraph" style:parent-style-name="normal">
      <style:paragraph-properties fo:orphans="0" fo:widows="0"/>
      <style:text-properties style:font-name="Liberation Serif" fo:font-size="12pt" officeooo:paragraph-rsid="0115eff8" style:font-size-asian="12pt" style:font-size-complex="12pt"/>
    </style:style>
    <style:style style:name="P174" style:family="paragraph" style:parent-style-name="normal">
      <style:paragraph-properties fo:orphans="0" fo:widows="0"/>
      <style:text-properties style:font-name="Liberation Serif" fo:font-size="12pt" officeooo:paragraph-rsid="01231bfb" style:font-size-asian="12pt" style:font-size-complex="12pt"/>
    </style:style>
    <style:style style:name="P175" style:family="paragraph" style:parent-style-name="normal">
      <style:paragraph-properties fo:orphans="0" fo:widows="0"/>
      <style:text-properties style:font-name="Liberation Serif" fo:font-size="12pt" officeooo:paragraph-rsid="0134b3ca" style:font-size-asian="12pt" style:font-size-complex="12pt"/>
    </style:style>
    <style:style style:name="P176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15eff8" style:font-size-asian="12pt" style:font-size-complex="12pt"/>
    </style:style>
    <style:style style:name="P177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231bfb" style:font-size-asian="12pt" style:font-size-complex="12pt"/>
    </style:style>
    <style:style style:name="P178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34b3ca" style:font-size-asian="12pt" style:font-size-complex="12pt"/>
    </style:style>
    <style:style style:name="P179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15eff8" style:font-size-asian="12pt" style:font-size-complex="12pt"/>
    </style:style>
    <style:style style:name="P180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231bfb" style:font-size-asian="12pt" style:font-size-complex="12pt"/>
    </style:style>
    <style:style style:name="P181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276e25" officeooo:paragraph-rsid="01276e25" style:font-size-asian="12pt" style:font-size-complex="12pt"/>
    </style:style>
    <style:style style:name="P182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37def1" officeooo:paragraph-rsid="0137def1" style:font-size-asian="12pt" style:font-size-complex="12pt"/>
    </style:style>
    <style:style style:name="P183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3a53c5" officeooo:paragraph-rsid="013a53c5" style:font-size-asian="12pt" style:font-size-complex="12pt"/>
    </style:style>
    <style:style style:name="P184" style:family="paragraph" style:parent-style-name="normal">
      <style:paragraph-properties fo:margin-left="0cm" fo:margin-right="0cm" fo:orphans="0" fo:widows="0" fo:text-indent="0cm" style:auto-text-indent="false"/>
      <style:text-properties style:font-name="Liberation Serif" fo:font-size="12pt" officeooo:paragraph-rsid="0115eff8" style:font-size-asian="12pt" style:font-size-complex="12pt"/>
    </style:style>
    <style:style style:name="P185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15eff8" style:font-name-asian="arial" style:font-size-asian="12pt" style:font-weight-asian="normal" style:font-name-complex="arial" style:font-size-complex="12pt" style:font-weight-complex="normal"/>
    </style:style>
    <style:style style:name="P186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231bfb" style:font-name-asian="arial" style:font-size-asian="12pt" style:font-weight-asian="normal" style:font-name-complex="arial" style:font-size-complex="12pt" style:font-weight-complex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10414" style:font-weight-asian="normal" style:font-weight-complex="normal"/>
    </style:style>
    <style:style style:name="T4" style:family="text">
      <style:text-properties fo:language="de" fo:country="DE" fo:font-weight="normal" officeooo:rsid="00bf92eb" style:font-weight-asian="normal" style:font-weight-complex="normal"/>
    </style:style>
    <style:style style:name="T5" style:family="text">
      <style:text-properties officeooo:rsid="000aec67"/>
    </style:style>
    <style:style style:name="T6" style:family="text">
      <style:text-properties officeooo:rsid="000ac260"/>
    </style:style>
    <style:style style:name="T7" style:family="text">
      <style:text-properties officeooo:rsid="0011bc75"/>
    </style:style>
    <style:style style:name="T8" style:family="text">
      <style:text-properties officeooo:rsid="00122472"/>
    </style:style>
    <style:style style:name="T9" style:family="text">
      <style:text-properties officeooo:rsid="001b02eb"/>
    </style:style>
    <style:style style:name="T10" style:family="text">
      <style:text-properties officeooo:rsid="001bed55"/>
    </style:style>
    <style:style style:name="T11" style:family="text">
      <style:text-properties officeooo:rsid="00095b48"/>
    </style:style>
    <style:style style:name="T12" style:family="text">
      <style:text-properties officeooo:rsid="001f999b"/>
    </style:style>
    <style:style style:name="T13" style:family="text">
      <style:text-properties officeooo:rsid="00225b08"/>
    </style:style>
    <style:style style:name="T14" style:family="text">
      <style:text-properties officeooo:rsid="002941c3"/>
    </style:style>
    <style:style style:name="T15" style:family="text">
      <style:text-properties officeooo:rsid="0030ef5d"/>
    </style:style>
    <style:style style:name="T16" style:family="text">
      <style:text-properties officeooo:rsid="00319614"/>
    </style:style>
    <style:style style:name="T17" style:family="text">
      <style:text-properties officeooo:rsid="00337262"/>
    </style:style>
    <style:style style:name="T18" style:family="text">
      <style:text-properties officeooo:rsid="0036f4b1"/>
    </style:style>
    <style:style style:name="T19" style:family="text">
      <style:text-properties officeooo:rsid="0038f84b"/>
    </style:style>
    <style:style style:name="T20" style:family="text">
      <style:text-properties officeooo:rsid="003a95a5"/>
    </style:style>
    <style:style style:name="T21" style:family="text">
      <style:text-properties officeooo:rsid="003beb32"/>
    </style:style>
    <style:style style:name="T22" style:family="text">
      <style:text-properties officeooo:rsid="003dd32d"/>
    </style:style>
    <style:style style:name="T23" style:family="text">
      <style:text-properties officeooo:rsid="003fcf6b"/>
    </style:style>
    <style:style style:name="T24" style:family="text">
      <style:text-properties officeooo:rsid="0041bd03"/>
    </style:style>
    <style:style style:name="T25" style:family="text">
      <style:text-properties officeooo:rsid="00440036"/>
    </style:style>
    <style:style style:name="T26" style:family="text">
      <style:text-properties officeooo:rsid="0045bce6"/>
    </style:style>
    <style:style style:name="T27" style:family="text">
      <style:text-properties officeooo:rsid="0045fe14"/>
    </style:style>
    <style:style style:name="T28" style:family="text">
      <style:text-properties officeooo:rsid="0047f92c"/>
    </style:style>
    <style:style style:name="T29" style:family="text">
      <style:text-properties officeooo:rsid="0049ffc8"/>
    </style:style>
    <style:style style:name="T30" style:family="text">
      <style:text-properties officeooo:rsid="004b302f"/>
    </style:style>
    <style:style style:name="T31" style:family="text">
      <style:text-properties officeooo:rsid="004bbb33"/>
    </style:style>
    <style:style style:name="T32" style:family="text">
      <style:text-properties officeooo:rsid="004d629c"/>
    </style:style>
    <style:style style:name="T33" style:family="text">
      <style:text-properties officeooo:rsid="004d74b8"/>
    </style:style>
    <style:style style:name="T34" style:family="text">
      <style:text-properties officeooo:rsid="004f58c2"/>
    </style:style>
    <style:style style:name="T35" style:family="text">
      <style:text-properties officeooo:rsid="0052445d"/>
    </style:style>
    <style:style style:name="T36" style:family="text">
      <style:text-properties officeooo:rsid="00538cfa"/>
    </style:style>
    <style:style style:name="T37" style:family="text">
      <style:text-properties officeooo:rsid="0054eb2c"/>
    </style:style>
    <style:style style:name="T38" style:family="text">
      <style:text-properties officeooo:rsid="0056c2ff"/>
    </style:style>
    <style:style style:name="T39" style:family="text">
      <style:text-properties officeooo:rsid="0057537f"/>
    </style:style>
    <style:style style:name="T40" style:family="text">
      <style:text-properties officeooo:rsid="00597058"/>
    </style:style>
    <style:style style:name="T41" style:family="text">
      <style:text-properties officeooo:rsid="00597ef4"/>
    </style:style>
    <style:style style:name="T42" style:family="text">
      <style:text-properties officeooo:rsid="005a5828"/>
    </style:style>
    <style:style style:name="T43" style:family="text">
      <style:text-properties officeooo:rsid="005b65d2"/>
    </style:style>
    <style:style style:name="T44" style:family="text">
      <style:text-properties officeooo:rsid="005ebfc5"/>
    </style:style>
    <style:style style:name="T45" style:family="text">
      <style:text-properties officeooo:rsid="005f3a09"/>
    </style:style>
    <style:style style:name="T46" style:family="text">
      <style:text-properties officeooo:rsid="005ffbd6"/>
    </style:style>
    <style:style style:name="T47" style:family="text">
      <style:text-properties officeooo:rsid="0061cd58"/>
    </style:style>
    <style:style style:name="T48" style:family="text">
      <style:text-properties officeooo:rsid="0064a6c2"/>
    </style:style>
    <style:style style:name="T49" style:family="text">
      <style:text-properties officeooo:rsid="006734f0"/>
    </style:style>
    <style:style style:name="T50" style:family="text">
      <style:text-properties officeooo:rsid="00694a85"/>
    </style:style>
    <style:style style:name="T51" style:family="text">
      <style:text-properties officeooo:rsid="006bbaf3"/>
    </style:style>
    <style:style style:name="T52" style:family="text">
      <style:text-properties officeooo:rsid="0073542d"/>
    </style:style>
    <style:style style:name="T53" style:family="text">
      <style:text-properties officeooo:rsid="0075f2cc"/>
    </style:style>
    <style:style style:name="T54" style:family="text">
      <style:text-properties officeooo:rsid="00775129"/>
    </style:style>
    <style:style style:name="T55" style:family="text">
      <style:text-properties officeooo:rsid="007b8fa6"/>
    </style:style>
    <style:style style:name="T56" style:family="text">
      <style:text-properties officeooo:rsid="007e285e"/>
    </style:style>
    <style:style style:name="T57" style:family="text">
      <style:text-properties officeooo:rsid="00801082"/>
    </style:style>
    <style:style style:name="T58" style:family="text">
      <style:text-properties officeooo:rsid="00820fb4"/>
    </style:style>
    <style:style style:name="T59" style:family="text">
      <style:text-properties officeooo:rsid="0084b37f"/>
    </style:style>
    <style:style style:name="T60" style:family="text">
      <style:text-properties officeooo:rsid="008635fd"/>
    </style:style>
    <style:style style:name="T61" style:family="text">
      <style:text-properties officeooo:rsid="00867bd8"/>
    </style:style>
    <style:style style:name="T62" style:family="text">
      <style:text-properties officeooo:rsid="0087a8c8"/>
    </style:style>
    <style:style style:name="T63" style:family="text">
      <style:text-properties officeooo:rsid="0089a78a"/>
    </style:style>
    <style:style style:name="T64" style:family="text">
      <style:text-properties officeooo:rsid="008b8938"/>
    </style:style>
    <style:style style:name="T65" style:family="text">
      <style:text-properties officeooo:rsid="008c6adc"/>
    </style:style>
    <style:style style:name="T66" style:family="text">
      <style:text-properties officeooo:rsid="009249cf"/>
    </style:style>
    <style:style style:name="T67" style:family="text">
      <style:text-properties officeooo:rsid="0093f9c6"/>
    </style:style>
    <style:style style:name="T68" style:family="text">
      <style:text-properties officeooo:rsid="00955e19"/>
    </style:style>
    <style:style style:name="T69" style:family="text">
      <style:text-properties officeooo:rsid="0096cdb6"/>
    </style:style>
    <style:style style:name="T70" style:family="text">
      <style:text-properties officeooo:rsid="009983e6"/>
    </style:style>
    <style:style style:name="T71" style:family="text">
      <style:text-properties officeooo:rsid="009a20ae"/>
    </style:style>
    <style:style style:name="T72" style:family="text">
      <style:text-properties officeooo:rsid="009b6a3b"/>
    </style:style>
    <style:style style:name="T73" style:family="text">
      <style:text-properties officeooo:rsid="00a0317b"/>
    </style:style>
    <style:style style:name="T74" style:family="text">
      <style:text-properties officeooo:rsid="00a48b3e"/>
    </style:style>
    <style:style style:name="T75" style:family="text">
      <style:text-properties officeooo:rsid="00a5161b"/>
    </style:style>
    <style:style style:name="T76" style:family="text">
      <style:text-properties officeooo:rsid="00aaf9ef"/>
    </style:style>
    <style:style style:name="T77" style:family="text">
      <style:text-properties officeooo:rsid="00ac68c0"/>
    </style:style>
    <style:style style:name="T78" style:family="text">
      <style:text-properties officeooo:rsid="00ad7254"/>
    </style:style>
    <style:style style:name="T79" style:family="text">
      <style:text-properties officeooo:rsid="00ae4da2"/>
    </style:style>
    <style:style style:name="T80" style:family="text">
      <style:text-properties officeooo:rsid="00b02ed4"/>
    </style:style>
    <style:style style:name="T81" style:family="text">
      <style:text-properties officeooo:rsid="00b23cd2"/>
    </style:style>
    <style:style style:name="T82" style:family="text">
      <style:text-properties officeooo:rsid="00b2daab"/>
    </style:style>
    <style:style style:name="T83" style:family="text">
      <style:text-properties officeooo:rsid="00b48c96"/>
    </style:style>
    <style:style style:name="T84" style:family="text">
      <style:text-properties officeooo:rsid="00b652a5"/>
    </style:style>
    <style:style style:name="T85" style:family="text">
      <style:text-properties officeooo:rsid="00b898d6"/>
    </style:style>
    <style:style style:name="T86" style:family="text">
      <style:text-properties officeooo:rsid="00bf92eb"/>
    </style:style>
    <style:style style:name="T87" style:family="text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T88" style:family="text">
      <style:text-properties style:font-name="Liberation Serif" fo:font-size="12pt" fo:language="de" fo:country="DE" fo:font-weight="normal" officeooo:rsid="00ca4571" style:font-name-asian="arial" style:font-size-asian="12pt" style:font-weight-asian="normal" style:font-name-complex="arial" style:font-size-complex="12pt" style:font-weight-complex="normal"/>
    </style:style>
    <style:style style:name="T89" style:family="text">
      <style:text-properties style:font-name="Liberation Serif" fo:font-size="12pt" fo:language="de" fo:country="DE" fo:font-weight="normal" officeooo:rsid="00d13268" style:font-name-asian="arial" style:font-size-asian="12pt" style:font-weight-asian="normal" style:font-name-complex="arial" style:font-size-complex="12pt" style:font-weight-complex="normal"/>
    </style:style>
    <style:style style:name="T90" style:family="text">
      <style:text-properties officeooo:rsid="00c0c714"/>
    </style:style>
    <style:style style:name="T91" style:family="text">
      <style:text-properties officeooo:rsid="00c2116d"/>
    </style:style>
    <style:style style:name="T92" style:family="text">
      <style:text-properties officeooo:rsid="00c3133d"/>
    </style:style>
    <style:style style:name="T93" style:family="text">
      <style:text-properties officeooo:rsid="00c8bd03"/>
    </style:style>
    <style:style style:name="T94" style:family="text">
      <style:text-properties officeooo:rsid="00ca4571"/>
    </style:style>
    <style:style style:name="T95" style:family="text">
      <style:text-properties officeooo:rsid="00cb3e97"/>
    </style:style>
    <style:style style:name="T96" style:family="text">
      <style:text-properties officeooo:rsid="00ccf46f"/>
    </style:style>
    <style:style style:name="T97" style:family="text">
      <style:text-properties officeooo:rsid="00cd08e3"/>
    </style:style>
    <style:style style:name="T98" style:family="text">
      <style:text-properties officeooo:rsid="00d069b1"/>
    </style:style>
    <style:style style:name="T99" style:family="text">
      <style:text-properties officeooo:rsid="00d26f32"/>
    </style:style>
    <style:style style:name="T100" style:family="text">
      <style:text-properties officeooo:rsid="00d3271e"/>
    </style:style>
    <style:style style:name="T101" style:family="text">
      <style:text-properties officeooo:rsid="00d4b3d9"/>
    </style:style>
    <style:style style:name="T102" style:family="text">
      <style:text-properties officeooo:rsid="00d6a5b4"/>
    </style:style>
    <style:style style:name="T103" style:family="text">
      <style:text-properties officeooo:rsid="00d7c2a5"/>
    </style:style>
    <style:style style:name="T104" style:family="text">
      <style:text-properties officeooo:rsid="00d94cc2"/>
    </style:style>
    <style:style style:name="T105" style:family="text">
      <style:text-properties officeooo:rsid="00dc53aa"/>
    </style:style>
    <style:style style:name="T106" style:family="text">
      <style:text-properties officeooo:rsid="00dc67b9"/>
    </style:style>
    <style:style style:name="T107" style:family="text">
      <style:text-properties officeooo:rsid="00ddfb72"/>
    </style:style>
    <style:style style:name="T108" style:family="text">
      <style:text-properties officeooo:rsid="00df5852"/>
    </style:style>
    <style:style style:name="T109" style:family="text">
      <style:text-properties officeooo:rsid="00df9fd8"/>
    </style:style>
    <style:style style:name="T110" style:family="text">
      <style:text-properties officeooo:rsid="00dff3c3"/>
    </style:style>
    <style:style style:name="T111" style:family="text">
      <style:text-properties officeooo:rsid="00e05c95"/>
    </style:style>
    <style:style style:name="T112" style:family="text">
      <style:text-properties officeooo:rsid="00e2e633"/>
    </style:style>
    <style:style style:name="T113" style:family="text">
      <style:text-properties officeooo:rsid="00e40411"/>
    </style:style>
    <style:style style:name="T114" style:family="text">
      <style:text-properties officeooo:rsid="00e53bb7"/>
    </style:style>
    <style:style style:name="T115" style:family="text">
      <style:text-properties officeooo:rsid="00e5a567"/>
    </style:style>
    <style:style style:name="T116" style:family="text">
      <style:text-properties officeooo:rsid="00e968b0"/>
    </style:style>
    <style:style style:name="T117" style:family="text">
      <style:text-properties officeooo:rsid="00eba339"/>
    </style:style>
    <style:style style:name="T118" style:family="text">
      <style:text-properties officeooo:rsid="00ee8898"/>
    </style:style>
    <style:style style:name="T119" style:family="text">
      <style:text-properties officeooo:rsid="00f3aee9"/>
    </style:style>
    <style:style style:name="T120" style:family="text">
      <style:text-properties officeooo:rsid="00f553de"/>
    </style:style>
    <style:style style:name="T121" style:family="text">
      <style:text-properties officeooo:rsid="00f5f8f9"/>
    </style:style>
    <style:style style:name="T122" style:family="text">
      <style:text-properties officeooo:rsid="00f7abdf"/>
    </style:style>
    <style:style style:name="T123" style:family="text">
      <style:text-properties officeooo:rsid="00f9ea20"/>
    </style:style>
    <style:style style:name="T124" style:family="text">
      <style:text-properties officeooo:rsid="00fc2589"/>
    </style:style>
    <style:style style:name="T125" style:family="text">
      <style:text-properties officeooo:rsid="00fcf33d"/>
    </style:style>
    <style:style style:name="T126" style:family="text">
      <style:text-properties officeooo:rsid="00fd002c"/>
    </style:style>
    <style:style style:name="T127" style:family="text">
      <style:text-properties officeooo:rsid="00feeb48"/>
    </style:style>
    <style:style style:name="T128" style:family="text">
      <style:text-properties officeooo:rsid="00fef505"/>
    </style:style>
    <style:style style:name="T129" style:family="text">
      <style:text-properties officeooo:rsid="010187bf"/>
    </style:style>
    <style:style style:name="T130" style:family="text">
      <style:text-properties officeooo:rsid="01018924"/>
    </style:style>
    <style:style style:name="T131" style:family="text">
      <style:text-properties officeooo:rsid="01027a76"/>
    </style:style>
    <style:style style:name="T132" style:family="text">
      <style:text-properties officeooo:rsid="01046d1d"/>
    </style:style>
    <style:style style:name="T133" style:family="text">
      <style:text-properties officeooo:rsid="0105636c"/>
    </style:style>
    <style:style style:name="T134" style:family="text">
      <style:text-properties officeooo:rsid="0106705f"/>
    </style:style>
    <style:style style:name="T135" style:family="text">
      <style:text-properties officeooo:rsid="01084bab"/>
    </style:style>
    <style:style style:name="T136" style:family="text">
      <style:text-properties officeooo:rsid="010a7a32"/>
    </style:style>
    <style:style style:name="T137" style:family="text">
      <style:text-properties officeooo:rsid="010de714"/>
    </style:style>
    <style:style style:name="T138" style:family="text">
      <style:text-properties officeooo:rsid="010e2ee2"/>
    </style:style>
    <style:style style:name="T139" style:family="text">
      <style:text-properties officeooo:rsid="0110200f"/>
    </style:style>
    <style:style style:name="T140" style:family="text">
      <style:text-properties officeooo:rsid="01114ffe"/>
    </style:style>
    <style:style style:name="T141" style:family="text">
      <style:text-properties officeooo:rsid="0114b333"/>
    </style:style>
    <style:style style:name="T142" style:family="text">
      <style:text-properties officeooo:rsid="011aee1e"/>
    </style:style>
    <style:style style:name="T143" style:family="text">
      <style:text-properties officeooo:rsid="011c5851"/>
    </style:style>
    <style:style style:name="T144" style:family="text">
      <style:text-properties officeooo:rsid="011e311c"/>
    </style:style>
    <style:style style:name="T145" style:family="text">
      <style:text-properties officeooo:rsid="011e9d42"/>
    </style:style>
    <style:style style:name="T146" style:family="text">
      <style:text-properties officeooo:rsid="011ffbcb"/>
    </style:style>
    <style:style style:name="T147" style:family="text">
      <style:text-properties officeooo:rsid="0121671f"/>
    </style:style>
    <style:style style:name="T148" style:family="text">
      <style:text-properties officeooo:rsid="0124cb3b"/>
    </style:style>
    <style:style style:name="T149" style:family="text">
      <style:text-properties officeooo:rsid="0125d26a"/>
    </style:style>
    <style:style style:name="T150" style:family="text">
      <style:text-properties officeooo:rsid="01272dc1"/>
    </style:style>
    <style:style style:name="T151" style:family="text">
      <style:text-properties fo:font-weight="normal" officeooo:rsid="01278fb8" style:font-weight-asian="normal" style:font-weight-complex="normal"/>
    </style:style>
    <style:style style:name="T152" style:family="text">
      <style:text-properties officeooo:rsid="012dde18"/>
    </style:style>
    <style:style style:name="T153" style:family="text">
      <style:text-properties officeooo:rsid="012eed17"/>
    </style:style>
    <style:style style:name="T154" style:family="text">
      <style:text-properties officeooo:rsid="01300f82"/>
    </style:style>
    <style:style style:name="T155" style:family="text">
      <style:text-properties officeooo:rsid="0133680b"/>
    </style:style>
    <style:style style:name="T156" style:family="text">
      <style:text-properties officeooo:rsid="013441f6"/>
    </style:style>
    <style:style style:name="T157" style:family="text">
      <style:text-properties officeooo:rsid="0134b3ca"/>
    </style:style>
    <style:style style:name="T158" style:family="text">
      <style:text-properties officeooo:rsid="01357ebd"/>
    </style:style>
    <style:style style:name="T159" style:family="text">
      <style:text-properties officeooo:rsid="0136d6b6"/>
    </style:style>
    <style:style style:name="T160" style:family="text">
      <style:text-properties officeooo:rsid="013759c9"/>
    </style:style>
    <style:style style:name="T161" style:family="text">
      <style:text-properties officeooo:rsid="0137d824"/>
    </style:style>
    <style:style style:name="T162" style:family="text">
      <style:text-properties officeooo:rsid="013a53c5"/>
    </style:style>
    <style:style style:name="T163" style:family="text">
      <style:text-properties officeooo:rsid="013b33a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Album erstellen</text:p>
      <text:p text:style-name="P1"/>
      <text:p text:style-name="P1">Beteiligte Akteure:</text:p>
      <text:p text:style-name="P1"><text:tab/>Label-Manager <text:span text:style-name="T22">ODER</text:span> Künstler</text:p>
      <text:p text:style-name="P1"/>
      <text:p text:style-name="P1">Anfangsbedingungen:</text:p>
      <text:list xml:id="list2806743641415035299" text:style-name="L1">
        <text:list-header>
          <text:p text:style-name="P20">Der Benutzer ist im System angemeldet und hat bereits Medien eingestellt.</text:p>
          <text:p text:style-name="P21">Zusatz für <text:span text:style-name="T1">Label</text:span>-Manager: Es reicht aus, wenn irgendein Künstler des Labels bereits ein Medium eingestellt hat.</text:p>
        </text:list-header>
      </text:list>
      <text:p text:style-name="P1"/>
      <text:p text:style-name="P1">Ereignisfluss: </text:p>
      <text:list xml:id="list8142018027108432851" text:style-name="L2">
        <text:list-header>
          <text:p text:style-name="P22">Der <text:span text:style-name="T12">Akteur</text:span> wählt ein Medium (Künstler aus seinen, Label-Manager von allen Künstlern des Labels) aus und kann im Menü den Fall "Zu Album hinzufügen" wählen.</text:p>
          <text:p text:style-name="P23">Ein Menü öffnet sich, in dem alle Alben des <text:span text:style-name="T12">Akteurs</text:span>/Labels angezeigt werden. Als letzter Punkt steht "Neues Album erstellen", welchen er anwählt.</text:p>
          <text:p text:style-name="P24">Die Album-Erstellen Seite öffnet sich; der <text:span text:style-name="T12">Akteur</text:span> füllt hier die Textfelder "Titel" und weitere Textfelder zu Metadaten aus.</text:p>
          <text:p text:style-name="P25">Er klickt auf speichern und schließt somit die Erstellung ab.</text:p>
        </text:list-header>
      </text:list>
      <text:p text:style-name="P1"/>
      <text:p text:style-name="P2">Abschlussbe<text:span text:style-name="T5">d</text:span>ingungen: </text:p>
      <text:p text:style-name="P2"><text:tab/>Das Album liegt im System mit seinen Metadaten und Songs vor und kann über die Suche <text:tab/>gefunden und von Benutzern abgespielt werden.</text:p>
      <text:p text:style-name="P1"/>
      <text:p text:style-name="P2">Ausnahmen:</text:p>
      <text:p text:style-name="P10"><text:tab/>Gibt der <text:span text:style-name="T12">Akteur</text:span> im Textfeld “Titel” keinen Titel für das Album ein, so wird kein neues <text:tab/>Album erstellt.</text:p>
      <text:p text:style-name="P10"><text:tab/>Stattdessen bleibt man auf der aktuellen Seite und wird (textuell) <text:tab/>benachrichtigt, dass <text:tab/>zwingend ein Titel eingegeben werden muss.</text:p>
      <text:p text:style-name="P1"/>
      <text:p text:style-name="P1">Spezielle Anforderungen: <text:span text:style-name="T5">Keine.</text:span></text:p>
      <text:p text:style-name="P15"/>
      <text:p text:style-name="P1"/>
      <text:p text:style-name="P5">Name: Album bearbeiten</text:p>
      <text:p text:style-name="P5"/>
      <text:p text:style-name="P5">Beteiligte Akteure: </text:p>
      <text:p text:style-name="P5"><text:tab/>Label-Manager <text:span text:style-name="T21">ODER</text:span> Künstler</text:p>
      <text:p text:style-name="P5"/>
      <text:p text:style-name="P5">Anfangsbedingungen: </text:p>
      <text:list xml:id="list3245778801184296507" text:style-name="L3">
        <text:list-header>
          <text:p text:style-name="P26">Der <text:span text:style-name="T12">Akteur</text:span> ist im System <text:span text:style-name="T26">angemeldet</text:span> und hat bereits ein Album erstellt.</text:p>
          <text:p text:style-name="P27">Zusatz für Label-Manager: Es reicht auch, wenn irgendein Künstler des Labels bereits ein Album erstellt hat.</text:p>
        </text:list-header>
      </text:list>
      <text:p text:style-name="P5"/>
      <text:p text:style-name="P5">Ereignisfluss: </text:p>
      <text:list xml:id="list3581651838722657315" text:style-name="L4">
        <text:list-header>
          <text:p text:style-name="P28">Der <text:span text:style-name="T14">Künstler</text:span> wählt eins seiner Alben (bzw. <text:span text:style-name="T14">der </text:span>Label-Manager ein<text:span text:style-name="T14">e</text:span>s der Künstler des Labels) aus der Liste der Alben aus.</text:p>
          <text:p text:style-name="P29">Die Meta-Daten und Songs des Albums werden in Textfeldern bzw. einer Liste dargestellt; beim Drücken auf die bearbeiten Taste lassen sich Inhalte der Textfelder umschreiben und Songs aus dem Album entfernen.</text:p>
        </text:list-header>
      </text:list>
      <text:p text:style-name="P4"><text:tab/><text:span text:style-name="T151">ODER</text:span></text:p>
      <text:list xml:id="list5648047089404325328" text:style-name="L5">
        <text:list-header>
          <text:p text:style-name="P30">Der <text:span text:style-name="T12">Akteur</text:span> wählt eins seiner Medien an.</text:p>
          <text:p text:style-name="P31">Im <text:span text:style-name="T6">M</text:span>enü wählt er den Fall "Zu Album hinzufügen" und wählt im folgenden Menü das gewünschte Album aus.</text:p>
        </text:list-header>
      </text:list>
      <text:p text:style-name="P5"><text:soft-page-break/></text:p>
      <text:p text:style-name="P5">Abschlussbe<text:span text:style-name="T7">d</text:span>ingungen: </text:p>
      <text:p text:style-name="P5"><text:tab/>Das Album liegt nun mit geänderten Daten im System vor; die veränderten Daten existieren <text:tab/>somit nicht länger.</text:p>
      <text:p text:style-name="P5"/>
      <text:p text:style-name="P5">Ausnahmen: </text:p>
      <text:list xml:id="list8219459399753318643" text:style-name="L6">
        <text:list-header>
          <text:p text:style-name="P32">Entfernt der <text:span text:style-name="T12">Akteur</text:span> in Liste "Medien" sämtliche Medien, so wird das Album automatisch komplett aus dem System entfernt.</text:p>
          <text:p text:style-name="P33">Entfernt der <text:span text:style-name="T12">Akteur</text:span> im Textfeld “Titel” den Titel für das Album und ersetzt ihn nicht, so wird das Album nicht editiert.</text:p>
          <text:p text:style-name="P33">Stattdessen bleibt man auf der aktuellen Seite und wird (textuell) benachrichtigt, dass zwingend ein Titel eingegeben werden muss.</text:p>
        </text:list-header>
      </text:list>
      <text:p text:style-name="P5"/>
      <text:p text:style-name="P5">Spezielle Anforderungen: <text:span text:style-name="T8">Keine.</text:span></text:p>
      <text:p text:style-name="P16"/>
      <text:p text:style-name="P5"/>
      <text:p text:style-name="P6">Name: <text:tab/>Album löschen</text:p>
      <text:p text:style-name="P6"/>
      <text:p text:style-name="P6">Beteiligte Akteure: </text:p>
      <text:p text:style-name="P6"><text:tab/>Label-Manager <text:span text:style-name="T20">ODER</text:span> Künstler <text:span text:style-name="T20">ODER</text:span> Administrator</text:p>
      <text:p text:style-name="P6"/>
      <text:p text:style-name="P6">Anfangsbedingungen: </text:p>
      <text:list xml:id="list244391691341622396" text:style-name="L7">
        <text:list-header>
          <text:p text:style-name="P34">Der <text:span text:style-name="T12">Akteur</text:span> ist im System <text:span text:style-name="T26">angemeldet</text:span> und hat bereits ein Album erstellt.</text:p>
          <text:p text:style-name="P35">Zusatz für Label-Manager: Es reicht auch, wenn irgendein Künstler des Labels bereits ein Album erstellt hat.</text:p>
          <text:p text:style-name="P35">Zusatz für Administrator: Außer, dass ein Album im System existieren muss, existieren keinerlei Bedingungen.</text:p>
        </text:list-header>
      </text:list>
      <text:p text:style-name="P6"/>
      <text:p text:style-name="P6">Ereignisfluss: </text:p>
      <text:list xml:id="list3189434200328922299" text:style-name="L8">
        <text:list-header>
          <text:p text:style-name="P36">Der <text:span text:style-name="T12">Akteur</text:span> lässt sich über die Suche eine Liste aller Alben ausgeben und wählt per Klick das zu löschende Album aus.</text:p>
          <text:p text:style-name="P37">Auf der Seite, wo die Daten des Albums dargestellt werden, klickt er auf den “Album löschen”-Button.</text:p>
          <text:p text:style-name="P37">Es erscheint eine Textmeldung, dass das Album gelöscht wurde. Bei Klick auf Ok gelangt er wieder zu seiner Startseite.</text:p>
        </text:list-header>
      </text:list>
      <text:p text:style-name="P6"/>
      <text:p text:style-name="P7">Abschlussbe<text:span text:style-name="T9">d</text:span>ingungen: </text:p>
      <text:p text:style-name="P7"><text:tab/>Das jeweilige Album liegt im System nicht mehr vor und kann somit auch nicht mehr durch <text:tab/>die Suche erfasst oder abgespielt werden.</text:p>
      <text:p text:style-name="P6"/>
      <text:p text:style-name="P6">Ausnahmen: <text:span text:style-name="T10">Keine.</text:span></text:p>
      <text:p text:style-name="P6"/>
      <text:p text:style-name="P6">Spezielle Anforderungen: <text:span text:style-name="T10">Keine.</text:span></text:p>
      <text:p text:style-name="P17"/>
      <text:p text:style-name="P6"/>
      <text:p text:style-name="P8">Name: Genre erstellen</text:p>
      <text:p text:style-name="P8"/>
      <text:p text:style-name="P8">Beteiligte Akteure: </text:p>
      <text:p text:style-name="P8"><text:tab/><text:span text:style-name="T19">Administrator</text:span></text:p>
      <text:p text:style-name="P8"/>
      <text:p text:style-name="P8">Anfangsbedingungen: </text:p>
      <text:p text:style-name="P8"><text:tab/>Der <text:span text:style-name="T12">Akteur</text:span> ist im System <text:span text:style-name="T26">angemeldet</text:span>.</text:p>
      <text:p text:style-name="P8"><text:soft-page-break/></text:p>
      <text:p text:style-name="P8">Ereignisfluss: </text:p>
      <text:list xml:id="list3455170768074501297" text:style-name="L9">
        <text:list-header>
          <text:p text:style-name="P38">Der <text:span text:style-name="T12">Akteur</text:span> klickt auf den “Genre erstellen”-Button auf seiner Startseite.</text:p>
          <text:p text:style-name="P38">Er trägt in das Textfeld “Name” den Namen des neuen Genres ein.</text:p>
          <text:p text:style-name="P38">Im Menü “<text:span text:style-name="T11">Unter</text:span>genre von: “ wählt er ein Genre, dem das neue zugeordnet werden soll. Wird dies freigelassen ist das neue Genre ein <text:span text:style-name="T11">Ober</text:span>genre.</text:p>
        </text:list-header>
      </text:list>
      <text:p text:style-name="P8"/>
      <text:p text:style-name="P9">Abschlussbe<text:span text:style-name="T12">d</text:span>ingungen: </text:p>
      <text:p text:style-name="P9"><text:tab/>Ein neues Genre (inkl. Name), dem Medien zugeordnet werden können, ist im System <text:tab/>erfasst</text:p>
      <text:p text:style-name="P8"/>
      <text:p text:style-name="P8">Ausnahmen:</text:p>
      <text:list xml:id="list794683806807940890" text:style-name="L10">
        <text:list-header>
          <text:p text:style-name="P39">Wird das Textfeld “Name” freigelassen, wird kein Genre angelegt. </text:p>
          <text:p text:style-name="P39">Stattdessen bleibt man auf der Erstellungsseite, wo eine Nachricht erscheint, die den Nutzer benachrichtigt, dass zwingend ein Name angegeben werden muss.</text:p>
          <text:p text:style-name="P39">Liegt ein Genre mit dem im Textfeld “Name” eingegebenen Wort bereits vor, so wird kein Genre angelegt.</text:p>
          <text:p text:style-name="P39">Stattdessen bleibt man auf der Erstellungsseite, wo eine Nachricht erscheint, die den Nutzer benachrichtigt, dass ein solches Genre bereits vorliegt.</text:p>
        </text:list-header>
      </text:list>
      <text:p text:style-name="P8"/>
      <text:p text:style-name="P8">Spezielle Anforderungen: <text:span text:style-name="T13">Keine.</text:span></text:p>
      <text:p text:style-name="P18"/>
      <text:p text:style-name="P8"/>
      <text:p text:style-name="P11">Name: <text:tab/>Genre bearbeiten</text:p>
      <text:p text:style-name="P11"/>
      <text:p text:style-name="P11">Beteiligte Akteure: </text:p>
      <text:p text:style-name="P11"><text:tab/>Administrator</text:p>
      <text:p text:style-name="P11"/>
      <text:p text:style-name="P11">Anfangsbedingungen:</text:p>
      <text:p text:style-name="P11"><text:tab/>Der <text:span text:style-name="T15">Akteur</text:span> ist im System <text:span text:style-name="T26">angemeldet</text:span> und das System hat bereits ein Genre erfasst.</text:p>
      <text:p text:style-name="P11"/>
      <text:p text:style-name="P11">Ereignisfluss: </text:p>
      <text:list xml:id="list3450811217078000572" text:style-name="L11">
        <text:list-header>
          <text:p text:style-name="P40">Der <text:span text:style-name="T15">Akteur</text:span> klickt auf den “Genres verwalten”-Button, worauf ihm alle bestehenden Genres aufgelistet werden.</text:p>
          <text:p text:style-name="P40">Er klickt das zu <text:span text:style-name="T16">ä</text:span>ndernde Genre an und bekommt so die Daten des Genres (Name, ggf. Obergenre) in einem Textfeld (Name) und einem Menü (Obergenre) angezeigt.</text:p>
          <text:p text:style-name="P40">Die Daten, die er ändern will, kann er nun editieren; also den Namen im Textfeld ersetzen bzw. ein anderes Obergenre aus dem Menü wählen.</text:p>
          <text:p text:style-name="P40">Er klickt auf den “Änderungen speichern”-Button, um somit die alten Daten des Genres (wo verändert) zu überschreiben.</text:p>
        </text:list-header>
      </text:list>
      <text:p text:style-name="P11"/>
      <text:p text:style-name="P12">Abschlussbe<text:span text:style-name="T17">d</text:span>ingungen: </text:p>
      <text:p text:style-name="P13"><text:tab/>Das Genre liegt nun im System mit den neu gewählten Daten vor;</text:p>
      <text:p text:style-name="P13"><text:tab/>die veränderten Daten existieren somit nicht länger.</text:p>
      <text:p text:style-name="P11"/>
      <text:p text:style-name="P11">Ausnahmen:</text:p>
      <text:list xml:id="list3205691109591508396" text:style-name="L12">
        <text:list-header>
          <text:p text:style-name="P41">Wird das Textfeld “Name” freigelassen, wird kein Genre angelegt.</text:p>
          <text:p text:style-name="P41">Stattdessen bleibt man auf der Erstellungsseite, wo eine Nachricht erscheint, die den Nutzer benachrichtigt, dass zwingend ein Name angegeben werden muss.</text:p>
          <text:p text:style-name="P41">Liegt ein Genre mit dem im Textfeld “Name” eingegebenen Wort bereits vor, so wird kein Genre angelegt. </text:p>
          <text:p text:style-name="P41">Stattdessen bleibt man auf der Erstellungsseite, wo eine Nachricht erscheint, die den Nutzer <text:soft-page-break/>benachrichtigt, dass ein solches Genre bereits vorliegt.</text:p>
        </text:list-header>
      </text:list>
      <text:p text:style-name="P11"/>
      <text:p text:style-name="P11">Spezielle Anforderungen: <text:span text:style-name="T18">Keine.</text:span></text:p>
      <text:p text:style-name="P19"/>
      <text:p text:style-name="P11"/>
      <text:p text:style-name="P14">Name:<text:tab/>Bewerbungen ansehen</text:p>
      <text:p text:style-name="P14"/>
      <text:p text:style-name="P14">Beteiligte Akteure:</text:p>
      <text:p text:style-name="P14"><text:tab/>Label-Manager ODER Künstler</text:p>
      <text:p text:style-name="P14"/>
      <text:p text:style-name="P14">Anfangsbedingungen:</text:p>
      <text:p text:style-name="P14"><text:tab/>Der <text:span text:style-name="T23">Akteur</text:span> muss angemeldet sein.</text:p>
      <text:p text:style-name="P14"/>
      <text:p text:style-name="P14">Ereignisfluss:</text:p>
      <text:p text:style-name="P49"><text:tab/>Der <text:span text:style-name="T24">Akteur</text:span> befindet sich auf seiner eigenen Profil-Seite und betätigt dort die Schaltfläche <text:tab/>"Bewerbungen ansehen". Ihm werden daraufhin zwei Arten von Bewerbungen angezeigt: <text:tab/>Die Bewerbungen, die er selbst erhalten hat und die Bewerbungen, die er geschrieben hat. <text:tab/>Zusätzlich zu der Bewerbung wird auch der Status der einzelnen Bewerbungen angezeigt.</text:p>
      <text:p text:style-name="P14"/>
      <text:p text:style-name="P14">Abschlussbedingungen:</text:p>
      <text:p text:style-name="P14"><text:tab/>Die Bewerbungen werden angezeigt.</text:p>
      <text:p text:style-name="P14"/>
      <text:p text:style-name="P14">Ausnahmen:</text:p>
      <text:p text:style-name="P14"><text:tab/>Keine.</text:p>
      <text:p text:style-name="P14"/>
      <text:p text:style-name="P14">Spezielle Anforderungen :</text:p>
      <text:p text:style-name="P14"><text:tab/>Keine.</text:p>
      <text:p text:style-name="P19"/>
      <text:p text:style-name="P11"/>
      <text:p text:style-name="P43">Name: Bewerbungen verwalten</text:p>
      <text:p text:style-name="P43"/>
      <text:p text:style-name="P43">Beteiligte Akteure: </text:p>
      <text:p text:style-name="P43"><text:tab/>Label-Manager ODER Künstler</text:p>
      <text:p text:style-name="P43"/>
      <text:p text:style-name="P43">Anfangsbedingungen:</text:p>
      <text:p text:style-name="P43"><text:tab/>Der Akteur muss angemeldet sein.</text:p>
      <text:p text:style-name="P43"/>
      <text:p text:style-name="P43">Ereignisfluss:</text:p>
      <text:p text:style-name="P43"><text:tab/>Der Akteur lässt sich seine Bewerbungen anzeigen. Er kann nun jede offene Bewerbung, die <text:tab/>er bekommen hat, annehmen oder ablehnen. Wenn er eine Bewerbung annimmt/ablehnt, <text:tab/>wird der Status der Bewerbung auf angenommen/abgelehnt geändert.</text:p>
      <text:p text:style-name="P43"/>
      <text:p text:style-name="P43">Abschlussbedingungen:</text:p>
      <text:p text:style-name="P43"><text:tab/>Die Bewerbung ist entsprechend der Auswahl im System markiert.</text:p>
      <text:p text:style-name="P43"/>
      <text:p text:style-name="P43">Ausnahmen:</text:p>
      <text:p text:style-name="P43"><text:tab/>Keine.</text:p>
      <text:p text:style-name="P43"/>
      <text:p text:style-name="P43">Spezielle Anforderungen :</text:p>
      <text:p text:style-name="P43"><text:tab/>Keine.</text:p>
      <text:p text:style-name="P136"/>
      <text:p text:style-name="P56">Name:</text:p>
      <text:p text:style-name="P56"><text:soft-page-break/><text:tab/>Bewerbung schreiben.</text:p>
      <text:p text:style-name="P56"/>
      <text:p text:style-name="P56">Beteiligte Akteure:</text:p>
      <text:p text:style-name="P56"><text:tab/>Künstler ODER Label-Manager</text:p>
      <text:p text:style-name="P56"/>
      <text:p text:style-name="P56">Anfangsbedingungen:</text:p>
      <text:p text:style-name="P56"><text:tab/>Der Akteur ist im System angemeldet.</text:p>
      <text:p text:style-name="P56"/>
      <text:p text:style-name="P56">Ereignisfluss:</text:p>
      <text:p text:style-name="P56"><text:tab/>Der Künstler öffnet das Profil eines Labels bzw. der Label-Manager das eines Künstlers.</text:p>
      <text:p text:style-name="P47"><text:tab/><text:span text:style-name="T36">Der Akteur klickt nun auf "Bewerbung schreiben" und wird aufgefordert, ein <text:tab/>Bewerbungsschreiben zu verfassen. Anschließend klickt er auf "Bewerbung senden".</text:span></text:p>
      <text:p text:style-name="P47"><text:tab/><text:span text:style-name="T37">Das System fügt nun im Profil des Labels und des Künstlers diese offene Bewerbung <text:tab/>hinzu.</text:span></text:p>
      <text:p text:style-name="P43"/>
      <text:p text:style-name="P57">Abschlussbedingungen:</text:p>
      <text:p text:style-name="P57"><text:tab/>Die offene Bewerbung ist für den Künstler / das Label abgespeichert und einsehbar über <text:tab/>den jeweiligen Teil des Profils.</text:p>
      <text:p text:style-name="P57"/>
      <text:p text:style-name="P58">Ausnahmen:</text:p>
      <text:p text:style-name="P58"><text:tab/>Wird kein Bewerbungstext oder ein zu langer (mehr als 16.384 Zeichen) angegeben, so wird <text:s/><text:tab/>der Akteur direkt darüber informiert und kann seinen Text bearbeiten.</text:p>
      <text:p text:style-name="P58"/>
      <text:p text:style-name="P58">Spezielle Anforderungen:</text:p>
      <text:p text:style-name="P58"><text:tab/>Keine.</text:p>
      <text:p text:style-name="P139"/>
      <text:p text:style-name="P57"/>
      <text:p text:style-name="P43">Name: Medium bewerten</text:p>
      <text:p text:style-name="P43"/>
      <text:p text:style-name="P43">Beteiligte Akteure:</text:p>
      <text:p text:style-name="P43"><text:tab/>Benutzer</text:p>
      <text:p text:style-name="P43"/>
      <text:p text:style-name="P43">Anfangsbedingungen:</text:p>
      <text:p text:style-name="P43"><text:tab/>Akteur ist im System angemeldet</text:p>
      <text:p text:style-name="P43"/>
      <text:p text:style-name="P44">Ereignisfluss:</text:p>
      <text:p text:style-name="P44"><text:span text:style-name="T27"><text:tab/>Der Akteur</text:span> wählt das zu bewertende Medium aus und klickt auf bewerten. Das System zeigt <text:tab/>dem <text:span text:style-name="T27">Akteur</text:span> eine Skala von 1 bis 5 an. Der <text:span text:style-name="T27">Akteur</text:span> wählt den Grad seiner Bewertung über die <text:tab/>Skala. Das System speichert den Grad der Bewertung und zeigt diese dem <text:span text:style-name="T27">Akteur</text:span> bei dem <text:tab/>Medium an und <text:span text:style-name="T27">passt </text:span>die Gesamtbewertung <text:span text:style-name="T28">des Mediums</text:span> <text:span text:style-name="T28">entsprechend an.</text:span></text:p>
      <text:p text:style-name="P43"/>
      <text:p text:style-name="P45">Abschlussbedingungen:</text:p>
      <text:p text:style-name="P45"><text:tab/>Medium ist <text:span text:style-name="T28">vom Nutzer b</text:span>ewertet.</text:p>
      <text:p text:style-name="P43"/>
      <text:p text:style-name="P45">Ausnahmen:</text:p>
      <text:p text:style-name="P45"><text:tab/><text:span text:style-name="T29">Keine.</text:span></text:p>
      <text:p text:style-name="P43"/>
      <text:p text:style-name="P45">Spezielle Anforderungen:</text:p>
      <text:p text:style-name="P45"><text:tab/><text:span text:style-name="T28">K</text:span>eine.</text:p>
      <text:p text:style-name="P45"/>
      <text:p text:style-name="P55">Sonderfall:</text:p>
      <text:p text:style-name="P55"><text:tab/><text:span text:style-name="T25">Wenn das Medium mit 5 Sternen bewertet wird, wird dieses automatisch favorisiert.</text:span></text:p>
      <text:p text:style-name="P137"><text:soft-page-break/><text:tab/></text:p>
      <text:p text:style-name="P45"/>
      <text:p text:style-name="P50">Name: Album bewerten</text:p>
      <text:p text:style-name="P50"/>
      <text:p text:style-name="P51">Beteiligte Akteure:</text:p>
      <text:p text:style-name="P51"><text:tab/>Benutzer</text:p>
      <text:p text:style-name="P50"/>
      <text:p text:style-name="P51">Anfangsbedingungen:</text:p>
      <text:p text:style-name="P51"><text:tab/><text:span text:style-name="T30">Akteur </text:span>ist im System <text:span text:style-name="T31">angemeldet.</text:span></text:p>
      <text:p text:style-name="P50"/>
      <text:p text:style-name="P52">Ereignisfluss:</text:p>
      <text:p text:style-name="P53"><text:tab/><text:span text:style-name="T32">Der Akteur</text:span> wählt das zu bewertende Album aus und klickt auf bewerten.</text:p>
      <text:p text:style-name="P53"><text:tab/>Das System zeigt dem <text:span text:style-name="T33">Akteur</text:span> eine Skala von 1 bis 5 an.</text:p>
      <text:p text:style-name="P53"><text:tab/>Der <text:span text:style-name="T33">Akteur</text:span> wählt den Grad seiner Bewertung über die Skala.</text:p>
      <text:p text:style-name="P50"><text:tab/>Das System speichert den Grad der Bewertung, <text:span text:style-name="T33">passt die Gesamtbewertung an</text:span> und zeigt <text:tab/>diese dem <text:span text:style-name="T33">Akteur</text:span> bei dem Album an.</text:p>
      <text:p text:style-name="P50"/>
      <text:p text:style-name="P50">Abschlussbedingungen:</text:p>
      <text:p text:style-name="P50"><text:tab/>Album ist Bewertet.</text:p>
      <text:p text:style-name="P50"/>
      <text:p text:style-name="P50">Ausnahmen:</text:p>
      <text:p text:style-name="P50"><text:tab/><text:span text:style-name="T34">K</text:span>eine.</text:p>
      <text:p text:style-name="P50"/>
      <text:p text:style-name="P50">Spezielle Anforderungen:</text:p>
      <text:p text:style-name="P50"><text:tab/><text:span text:style-name="T34">K</text:span>eine.</text:p>
      <text:p text:style-name="P138"><text:tab/></text:p>
      <text:p text:style-name="P46"/>
      <text:p text:style-name="P54">Name: <text:span text:style-name="T35">Wiedergabeliste</text:span> bewerten</text:p>
      <text:p text:style-name="P54"/>
      <text:p text:style-name="P54">Beteiligte Akteure:</text:p>
      <text:p text:style-name="P54"><text:tab/>Benutzer</text:p>
      <text:p text:style-name="P54"/>
      <text:p text:style-name="P54">Anfangsbedingungen:</text:p>
      <text:p text:style-name="P54"><text:tab/><text:span text:style-name="T30">Akteur </text:span>ist im System <text:span text:style-name="T31">angemeldet.</text:span></text:p>
      <text:p text:style-name="P54"/>
      <text:p text:style-name="P54">Ereignisfluss:</text:p>
      <text:p text:style-name="P54"><text:tab/><text:span text:style-name="T32">Der Akteur</text:span> wählt <text:span text:style-name="T35">die</text:span> zu bewertende <text:span text:style-name="T35">Wiedergabeliste</text:span> aus und klickt auf bewerten.</text:p>
      <text:p text:style-name="P54"><text:tab/>Das System zeigt dem <text:span text:style-name="T33">Akteur</text:span> eine Skala von 1 bis 5 an.</text:p>
      <text:p text:style-name="P54"><text:tab/>Der <text:span text:style-name="T33">Akteur</text:span> wählt den Grad seiner Bewertung über die Skala.</text:p>
      <text:p text:style-name="P54"><text:tab/>Das System speichert den Grad der Bewertung, <text:span text:style-name="T33">passt die Gesamtbewertung an</text:span> und zeigt <text:tab/>diese dem <text:span text:style-name="T33">Akteur</text:span> bei <text:span text:style-name="T35">der Wiedergabeliste</text:span> an.</text:p>
      <text:p text:style-name="P54"/>
      <text:p text:style-name="P54">Abschlussbedingungen:</text:p>
      <text:p text:style-name="P54"><text:tab/>Album ist Bewertet.</text:p>
      <text:p text:style-name="P54"/>
      <text:p text:style-name="P54">Ausnahmen:</text:p>
      <text:p text:style-name="P54"><text:tab/><text:span text:style-name="T34">K</text:span>eine.</text:p>
      <text:p text:style-name="P54"/>
      <text:p text:style-name="P54">Spezielle Anforderungen:</text:p>
      <text:p text:style-name="P54"><text:tab/><text:span text:style-name="T34">K</text:span>eine.</text:p>
      <text:p text:style-name="P140"/>
      <text:p text:style-name="P59">Name: Empfehlung anzeigen</text:p>
      <text:p text:style-name="P59"><text:soft-page-break/></text:p>
      <text:p text:style-name="P59">Beteiligte Akteure:</text:p>
      <text:p text:style-name="P59"><text:tab/>Benutzer.</text:p>
      <text:p text:style-name="P59"/>
      <text:p text:style-name="P59">Anfangsbedingungen:</text:p>
      <text:p text:style-name="P59"><text:tab/>Der Akteur ist im System angemeldet.</text:p>
      <text:p text:style-name="P59"/>
      <text:p text:style-name="P59">Ereignisfluss:</text:p>
      <text:p text:style-name="P60"><text:tab/><text:span text:style-name="T38">Der Akteur</text:span> teilt dem System mit, dass er Empfehlungen angezeigt bekommen möchte.</text:p>
      <text:p text:style-name="P60"><text:tab/><text:span text:style-name="T38">Das </text:span>System sucht aus dem Medienbestand Empfehlungen heraus, die der <text:span text:style-name="T38">Akteur</text:span> noch nicht <text:tab/>favorisiert oder bewertet hat.</text:p>
      <text:p text:style-name="P60"><text:tab/><text:span text:style-name="T38">Dem Akteur</text:span> werden die Empfehlungen angezeigt.</text:p>
      <text:p text:style-name="P59"/>
      <text:p text:style-name="P61">Abschlussbedingungen:</text:p>
      <text:p text:style-name="P61"><text:tab/><text:span text:style-name="T39">Dem Akteur werden die </text:span>Empfehlungen werden angezeigt.</text:p>
      <text:p text:style-name="P59"/>
      <text:p text:style-name="P61">Ausnahmen:</text:p>
      <text:p text:style-name="P61"><text:tab/><text:span text:style-name="T39">K</text:span>eine.</text:p>
      <text:p text:style-name="P59"/>
      <text:p text:style-name="P62">Spezielle Anforderungen:</text:p>
      <text:p text:style-name="P62"><text:tab/>Keine.</text:p>
      <text:p text:style-name="P141"/>
      <text:p text:style-name="P62"/>
      <text:p text:style-name="P63">Name: Medium favorisieren</text:p>
      <text:p text:style-name="P63">Beteiligte Akteure:</text:p>
      <text:p text:style-name="P63"><text:tab/>Benutzer.</text:p>
      <text:p text:style-name="P63"/>
      <text:p text:style-name="P63">Anfangsbedingungen:</text:p>
      <text:p text:style-name="P63"><text:tab/>Der Akteur ist im System angemeldet.</text:p>
      <text:p text:style-name="P63"/>
      <text:p text:style-name="P63">Ereignisfluss: </text:p>
      <text:p text:style-name="P63"><text:tab/>Der Akteur bewertet das Medium entsprechend des Anwendungsfalls <text:span text:style-name="T36">"</text:span>Medium bewerten<text:span text:style-name="T36">" <text:tab/></text:span>mit der Höchstpunktzahl.</text:p>
      <text:p text:style-name="P63"><text:tab/>Das System speichert nun automatisch die Favorisierung und zeigt dem <text:span text:style-name="T41">Akteur</text:span> bei dem <text:tab/>Medium an, dass er es favorisiert.</text:p>
      <text:p text:style-name="P63"/>
      <text:p text:style-name="P64">Abschlussbedingungen:</text:p>
      <text:p text:style-name="P64"><text:tab/><text:span text:style-name="T40">Das </text:span>Medium ist <text:span text:style-name="T40">für den Akteur als favorisiert markiert und im System gespeichert</text:span>.</text:p>
      <text:p text:style-name="P65">Ausnahmen:</text:p>
      <text:p text:style-name="P65"><text:tab/><text:span text:style-name="T42">K</text:span>eine.</text:p>
      <text:p text:style-name="P63"/>
      <text:p text:style-name="P66">Spezielle Anforderungen:</text:p>
      <text:p text:style-name="P66"><text:tab/><text:span text:style-name="T43">K</text:span>eine.</text:p>
      <text:p text:style-name="P142"/>
      <text:p text:style-name="P66"/>
      <text:p text:style-name="P67">Name: Medium <text:span text:style-name="T44">ent</text:span>favorisieren</text:p>
      <text:p text:style-name="P67">Beteiligte Akteure:</text:p>
      <text:p text:style-name="P67"><text:tab/>Benutzer.</text:p>
      <text:p text:style-name="P67"/>
      <text:p text:style-name="P67">Anfangsbedingungen:</text:p>
      <text:p text:style-name="P67"><text:tab/>Der Akteur ist im System angemeldet <text:span text:style-name="T45">und hat ein favorisiertes Medium.</text:span></text:p>
      <text:p text:style-name="P67">Ereignisfluss: </text:p>
      <text:p text:style-name="P67"><text:soft-page-break/><text:tab/>Der Akteur bewertet das Medium entsprechend des Anwendungsfalls <text:span text:style-name="T36">"</text:span>Medium bewerten<text:span text:style-name="T36">" <text:tab/>mit weniger als der Maximalpunktzahl.</text:span></text:p>
      <text:p text:style-name="P67"><text:tab/>Das System speichert nun automatisch die <text:span text:style-name="T46">entf</text:span>avorisierung <text:span text:style-name="T46">und zeigt dies dem Akteur <text:tab/>entsprechend nicht mehr an.</text:span></text:p>
      <text:p text:style-name="P67"/>
      <text:p text:style-name="P67">Abschlussbedingungen:</text:p>
      <text:p text:style-name="P67"><text:tab/><text:span text:style-name="T40">Das </text:span>Medium ist <text:span text:style-name="T40">für den Akteur nicht mehr als favorisiert markiert und im System <text:tab/>gespeichert</text:span>.</text:p>
      <text:p text:style-name="P67"/>
      <text:p text:style-name="P67">Ausnahmen:</text:p>
      <text:p text:style-name="P67"><text:tab/><text:span text:style-name="T42">K</text:span>eine.</text:p>
      <text:p text:style-name="P67"/>
      <text:p text:style-name="P67">Spezielle Anforderungen:</text:p>
      <text:p text:style-name="P67"><text:tab/><text:span text:style-name="T43">K</text:span>eine.</text:p>
      <text:p text:style-name="P143"/>
      <text:p text:style-name="P67"/>
      <text:p text:style-name="P68">Name: <text:span text:style-name="T47">Benutzer</text:span> favorisieren</text:p>
      <text:p text:style-name="P68">Beteiligte Akteure:</text:p>
      <text:p text:style-name="P68"><text:tab/>Benutzer.</text:p>
      <text:p text:style-name="P68"/>
      <text:p text:style-name="P68">Anfangsbedingungen:</text:p>
      <text:p text:style-name="P68"><text:tab/>Der Akteur ist im System angemeldet.</text:p>
      <text:p text:style-name="P68"/>
      <text:p text:style-name="P68">Ereignisfluss: </text:p>
      <text:p text:style-name="P68"><text:tab/><text:span text:style-name="T47">Der Akteur wählt den zu favorisierenden Benutzer aus und klickt auf "Benutzer</text:span> <text:tab/><text:span text:style-name="T47">favorisieren".</text:span></text:p>
      <text:p text:style-name="P68"><text:tab/>Das System speichert nun die Favorisierung und zei<text:span text:style-name="T47">gt dies im Profil des Akteurs an.</text:span></text:p>
      <text:p text:style-name="P68"/>
      <text:p text:style-name="P68">Abschlussbedingungen:</text:p>
      <text:p text:style-name="P68"><text:tab/><text:span text:style-name="T40">Der Benutzer</text:span> ist <text:span text:style-name="T40">für den Akteur als favorisiert markiert und im System gespeichert</text:span>.</text:p>
      <text:p text:style-name="P68"><text:tab/><text:span text:style-name="T47">Der Akteur wird nun über die Aktivitäten des Benutzers vom System benachrichtigt.</text:span></text:p>
      <text:p text:style-name="P68"/>
      <text:p text:style-name="P68">Ausnahmen:</text:p>
      <text:p text:style-name="P68"><text:tab/><text:span text:style-name="T42">K</text:span>eine.</text:p>
      <text:p text:style-name="P68"/>
      <text:p text:style-name="P68">Spezielle Anforderungen:</text:p>
      <text:p text:style-name="P68"><text:tab/><text:span text:style-name="T43">K</text:span>eine.</text:p>
      <text:p text:style-name="P144"/>
      <text:p text:style-name="P68"/>
      <text:p text:style-name="P69">Name: <text:span text:style-name="T47">Benutzer</text:span> <text:span text:style-name="T48">ent</text:span>favorisieren</text:p>
      <text:p text:style-name="P69">Beteiligte Akteure:</text:p>
      <text:p text:style-name="P69"><text:tab/>Benutzer.</text:p>
      <text:p text:style-name="P69"/>
      <text:p text:style-name="P69">Anfangsbedingungen:</text:p>
      <text:p text:style-name="P69"><text:tab/>Der Akteur ist im System angemeldet <text:span text:style-name="T48">und hat einen Benutzer favorisiert.</text:span></text:p>
      <text:p text:style-name="P69"/>
      <text:p text:style-name="P69">Ereignisfluss: </text:p>
      <text:p text:style-name="P69"><text:tab/><text:span text:style-name="T47">Der Akteur wählt den favorisierten Benutzer aus und klickt auf "Benutzer</text:span> <text:span text:style-name="T48">entfavorisieren".</text:span></text:p>
      <text:p text:style-name="P69"><text:tab/>Das System speichert nun die <text:span text:style-name="T49">Entf</text:span>avorisierung und z<text:span text:style-name="T49">eigt den Benutzer nicht mehr als <text:tab/>Favorit im Profil des Akteurs an.</text:span></text:p>
      <text:p text:style-name="P69"/>
      <text:p text:style-name="P69">Abschlussbedingungen:</text:p>
      <text:p text:style-name="P69"><text:soft-page-break/><text:tab/><text:span text:style-name="T40">Der Benutzer</text:span> ist <text:span text:style-name="T40">für den Akteur nicht mehr als favorisiert markiert und im System <text:tab/>gespeichert</text:span>.</text:p>
      <text:p text:style-name="P69"><text:tab/><text:span text:style-name="T47">Der Akteur wird nicht mehr über die Aktivitäten des Benutzers vom System benachrichtigt.</text:span></text:p>
      <text:p text:style-name="P69"/>
      <text:p text:style-name="P69">Ausnahmen:</text:p>
      <text:p text:style-name="P69"><text:tab/><text:span text:style-name="T42">K</text:span>eine.</text:p>
      <text:p text:style-name="P69"/>
      <text:p text:style-name="P69">Spezielle Anforderungen:</text:p>
      <text:p text:style-name="P69"><text:tab/><text:span text:style-name="T43">K</text:span>eine.</text:p>
      <text:p text:style-name="P145"/>
      <text:p text:style-name="P69"/>
      <text:p text:style-name="P70">Name: <text:span text:style-name="T50">Künstler</text:span> favorisieren</text:p>
      <text:p text:style-name="P70">Beteiligte Akteure:</text:p>
      <text:p text:style-name="P70"><text:tab/>Benutzer.</text:p>
      <text:p text:style-name="P70"/>
      <text:p text:style-name="P70">Anfangsbedingungen:</text:p>
      <text:p text:style-name="P70"><text:tab/>Der Akteur ist im System angemeldet.</text:p>
      <text:p text:style-name="P70"/>
      <text:p text:style-name="P70">Ereignisfluss: </text:p>
      <text:p text:style-name="P70"><text:tab/><text:span text:style-name="T47">Der Akteur wählt den zu favorisierenden Künstler aus und klickt auf "Künstler</text:span> <text:tab/><text:span text:style-name="T47">favorisieren".</text:span></text:p>
      <text:p text:style-name="P70"><text:tab/>Das System speichert nun die Favorisierung und zei<text:span text:style-name="T47">gt dies im Profil des Akteurs an.</text:span></text:p>
      <text:p text:style-name="P70"/>
      <text:p text:style-name="P70">Abschlussbedingungen:</text:p>
      <text:p text:style-name="P70"><text:tab/><text:span text:style-name="T40">Der Künstler</text:span> ist <text:span text:style-name="T40">für den Akteur als favorisiert markiert und im System gespeichert</text:span>.</text:p>
      <text:p text:style-name="P70"><text:tab/><text:span text:style-name="T47">Der Akteur wird nun über die Aktivitäten und News des Künstlers vom System <text:tab/>benachrichtigt.</text:span></text:p>
      <text:p text:style-name="P70"/>
      <text:p text:style-name="P70">Ausnahmen:</text:p>
      <text:p text:style-name="P70"><text:tab/><text:span text:style-name="T42">K</text:span>eine.</text:p>
      <text:p text:style-name="P70"/>
      <text:p text:style-name="P70">Spezielle Anforderungen:</text:p>
      <text:p text:style-name="P70"><text:tab/><text:span text:style-name="T43">K</text:span>eine.</text:p>
      <text:p text:style-name="P146"/>
      <text:p text:style-name="P70"/>
      <text:p text:style-name="P71">Name: <text:span text:style-name="T51">Künstler</text:span> <text:span text:style-name="T48">ent</text:span>favorisieren</text:p>
      <text:p text:style-name="P71">Beteiligte Akteure:</text:p>
      <text:p text:style-name="P71"><text:tab/>Benutzer.</text:p>
      <text:p text:style-name="P71"/>
      <text:p text:style-name="P71">Anfangsbedingungen:</text:p>
      <text:p text:style-name="P71"><text:tab/>Der Akteur ist im System angemeldet <text:span text:style-name="T48">und hat einen Künstler favorisiert.</text:span></text:p>
      <text:p text:style-name="P71"/>
      <text:p text:style-name="P71">Ereignisfluss: </text:p>
      <text:p text:style-name="P71"><text:tab/><text:span text:style-name="T47">Der Akteur wählt den favorisierten Künstler aus und klickt auf "Künstler</text:span> <text:span text:style-name="T48">entfavorisieren".</text:span></text:p>
      <text:p text:style-name="P71"><text:tab/>Das System speichert nun die <text:span text:style-name="T49">Entf</text:span>avorisierung und z<text:span text:style-name="T49">eigt den Künstler nicht mehr als <text:tab/>Favorit im Profil des Akteurs an.</text:span></text:p>
      <text:p text:style-name="P71"/>
      <text:p text:style-name="P71">Abschlussbedingungen:</text:p>
      <text:p text:style-name="P71"><text:tab/><text:span text:style-name="T40">Der Künstler</text:span> ist <text:span text:style-name="T40">für den Akteur nicht mehr als favorisiert markiert und im System <text:tab/>gespeichert</text:span>.</text:p>
      <text:p text:style-name="P71"><text:tab/><text:span text:style-name="T47">Der Akteur wird nicht mehr über die Aktivitäten des Künstlers vom System benachrichtigt.</text:span></text:p>
      <text:p text:style-name="P71"/>
      <text:p text:style-name="P71"><text:soft-page-break/>Ausnahmen:</text:p>
      <text:p text:style-name="P71"><text:tab/><text:span text:style-name="T42">K</text:span>eine.</text:p>
      <text:p text:style-name="P71"/>
      <text:p text:style-name="P71">Spezielle Anforderungen:</text:p>
      <text:p text:style-name="P71"><text:tab/><text:span text:style-name="T43">K</text:span>eine.</text:p>
      <text:p text:style-name="P147"/>
      <text:p text:style-name="P71"/>
      <text:p text:style-name="P72">Name: <text:span text:style-name="T52">Label</text:span> favorisieren</text:p>
      <text:p text:style-name="P72">Beteiligte Akteure:</text:p>
      <text:p text:style-name="P72"><text:tab/>Benutzer.</text:p>
      <text:p text:style-name="P72"/>
      <text:p text:style-name="P72">Anfangsbedingungen:</text:p>
      <text:p text:style-name="P72"><text:tab/>Der Akteur ist im System angemeldet.</text:p>
      <text:p text:style-name="P72"/>
      <text:p text:style-name="P72">Ereignisfluss: </text:p>
      <text:p text:style-name="P72"><text:tab/><text:span text:style-name="T47">Der Akteur wählt das zu favorisierenden Label aus und klickt auf "Label</text:span> <text:tab/><text:span text:style-name="T47">favorisieren".</text:span></text:p>
      <text:p text:style-name="P72"><text:tab/>Das System speichert nun die Favorisierung und zei<text:span text:style-name="T47">gt dies im Profil des Akteurs an.</text:span></text:p>
      <text:p text:style-name="P72"/>
      <text:p text:style-name="P72">Abschlussbedingungen:</text:p>
      <text:p text:style-name="P72"><text:tab/><text:span text:style-name="T53">Das Label</text:span> ist <text:span text:style-name="T40">für den Akteur als favorisiert markiert und im System gespeichert</text:span>.</text:p>
      <text:p text:style-name="P73"><text:tab/><text:span text:style-name="T47">Der Akteur wird nun über die Aktivitäten und News des Labels vom System <text:tab/>benachrichtigt.</text:span></text:p>
      <text:p text:style-name="P72"/>
      <text:p text:style-name="P72">Ausnahmen:</text:p>
      <text:p text:style-name="P72"><text:tab/><text:span text:style-name="T42">K</text:span>eine.</text:p>
      <text:p text:style-name="P72"/>
      <text:p text:style-name="P72">Spezielle Anforderungen:</text:p>
      <text:p text:style-name="P72"><text:tab/><text:span text:style-name="T43">K</text:span>eine.</text:p>
      <text:p text:style-name="P148"/>
      <text:p text:style-name="P72"/>
      <text:p text:style-name="P74">Name: <text:span text:style-name="T54">Label</text:span> <text:span text:style-name="T48">ent</text:span>favorisieren</text:p>
      <text:p text:style-name="P74">Beteiligte Akteure:</text:p>
      <text:p text:style-name="P74"><text:tab/>Benutzer.</text:p>
      <text:p text:style-name="P74"/>
      <text:p text:style-name="P74">Anfangsbedingungen:</text:p>
      <text:p text:style-name="P74"><text:tab/>Der Akteur ist im System angemeldet <text:span text:style-name="T48">und hat ein Label favorisiert.</text:span></text:p>
      <text:p text:style-name="P74"/>
      <text:p text:style-name="P74">Ereignisfluss: </text:p>
      <text:p text:style-name="P74"><text:tab/><text:span text:style-name="T47">Der Akteur wählt das favorisierte Label aus und klickt auf "Label</text:span> <text:span text:style-name="T48">entfavorisieren".</text:span></text:p>
      <text:p text:style-name="P74"><text:tab/>Das System speichert nun die <text:span text:style-name="T49">Entf</text:span>avorisierung und z<text:span text:style-name="T49">eigt das Label nicht mehr als <text:tab/>Favorit im Profil des Akteurs an.</text:span></text:p>
      <text:p text:style-name="P74"/>
      <text:p text:style-name="P74">Abschlussbedingungen:</text:p>
      <text:p text:style-name="P74"><text:tab/><text:span text:style-name="T55">Das Label</text:span> ist <text:span text:style-name="T40">für den Akteur nicht mehr als favorisiert markiert und im System <text:tab/>gespeichert</text:span>.</text:p>
      <text:p text:style-name="P74"><text:tab/><text:span text:style-name="T47">Der Akteur wird nicht mehr über die Aktivitäten des Labels vom System benachrichtigt.</text:span></text:p>
      <text:p text:style-name="P74"/>
      <text:p text:style-name="P74">Ausnahmen:</text:p>
      <text:p text:style-name="P74"><text:tab/><text:span text:style-name="T42">K</text:span>eine.</text:p>
      <text:p text:style-name="P74"/>
      <text:p text:style-name="P74">Spezielle Anforderungen:</text:p>
      <text:p text:style-name="P74"><text:tab/><text:span text:style-name="T43">K</text:span>eine.</text:p>
      <text:p text:style-name="P149"><text:soft-page-break/></text:p>
      <text:p text:style-name="P74"/>
      <text:p text:style-name="P75">Name: News kommentieren</text:p>
      <text:p text:style-name="P75"/>
      <text:p text:style-name="P75">Beteiligte Akteure:</text:p>
      <text:p text:style-name="P75"><text:tab/><text:span text:style-name="T56">Benutzer.</text:span></text:p>
      <text:p text:style-name="P75"/>
      <text:p text:style-name="P75">Anfangsbedingungen:</text:p>
      <text:p text:style-name="P75"><text:tab/><text:span text:style-name="T56">Der Akteur ist im System angemeldet.</text:span></text:p>
      <text:p text:style-name="P75"/>
      <text:p text:style-name="P76">Ereignisfluss:</text:p>
      <text:p text:style-name="P76"><text:tab/><text:span text:style-name="T56">Der Akteur</text:span> wählt die zu kommentierende News aus und klickt auf Kommentieren.</text:p>
      <text:p text:style-name="P75"><text:tab/>Anschließend wird der <text:span text:style-name="T56">Akteur</text:span> von System aufgefordert einen Text einzugeben.</text:p>
      <text:p text:style-name="P75"><text:tab/>Das System speichert den Kommentar und zeigt <text:span text:style-name="T56">ihn</text:span> bei <text:span text:style-name="T61">der</text:span> News an.</text:p>
      <text:p text:style-name="P75"/>
      <text:p text:style-name="P75">Abschlussbedingungen:</text:p>
      <text:p text:style-name="P80"><text:tab/><text:span text:style-name="T57">Der </text:span>Kommentar ist abgespeichert <text:span text:style-name="T63">und wird öffentlich angezeigt.</text:span></text:p>
      <text:p text:style-name="P75"/>
      <text:p text:style-name="P77">Ausnahmen:</text:p>
      <text:p text:style-name="P77"><text:tab/>Wenn der Text leer oder zu groß (mehr als 256 Zeichen) ist, wird der Benutzer <text:tab/>benachrichtigt und <text:span text:style-name="T58">kann den Text bearbeiten.</text:span></text:p>
      <text:p text:style-name="P75"/>
      <text:p text:style-name="P77">Spezielle Anforderungen:</text:p>
      <text:p text:style-name="P77"><text:tab/><text:span text:style-name="T58">K</text:span>eine.</text:p>
      <text:p text:style-name="P150"/>
      <text:p text:style-name="P77"/>
      <text:p text:style-name="P78">Name: <text:span text:style-name="T59">Album</text:span> kommentieren</text:p>
      <text:p text:style-name="P78"/>
      <text:p text:style-name="P78">Beteiligte Akteure:</text:p>
      <text:p text:style-name="P78"><text:tab/><text:span text:style-name="T56">Benutzer.</text:span></text:p>
      <text:p text:style-name="P78"/>
      <text:p text:style-name="P78">Anfangsbedingungen:</text:p>
      <text:p text:style-name="P78"><text:tab/><text:span text:style-name="T56">Der Akteur ist im System angemeldet.</text:span></text:p>
      <text:p text:style-name="P78"/>
      <text:p text:style-name="P78">Ereignisfluss:</text:p>
      <text:p text:style-name="P78"><text:tab/><text:span text:style-name="T56">Der Akteur</text:span> wählt <text:span text:style-name="T60">das</text:span> zu kommentierende <text:span text:style-name="T60">Album</text:span> aus und klickt auf Kommentieren.</text:p>
      <text:p text:style-name="P78"><text:tab/>Anschließend wird der <text:span text:style-name="T56">Akteur</text:span> von System aufgefordert einen Text einzugeben.</text:p>
      <text:p text:style-name="P78"><text:tab/>Das System speichert den Kommentar und zeigt <text:span text:style-name="T56">ihn</text:span> bei de<text:span text:style-name="T60">m Album</text:span> an.</text:p>
      <text:p text:style-name="P78"/>
      <text:p text:style-name="P78">Abschlussbedingungen:</text:p>
      <text:p text:style-name="P80"><text:tab/><text:span text:style-name="T57">Der </text:span>Kommentar ist abgespeichert <text:span text:style-name="T63">und wird öffentlich angezeigt.</text:span></text:p>
      <text:p text:style-name="P78"/>
      <text:p text:style-name="P78">Ausnahmen:</text:p>
      <text:p text:style-name="P78"><text:tab/>Wenn der Text leer oder zu groß (mehr als 256 Zeichen) ist, wird der Benutzer <text:tab/>benachrichtigt und <text:span text:style-name="T58">kann den Text bearbeiten.</text:span></text:p>
      <text:p text:style-name="P78"/>
      <text:p text:style-name="P78">Spezielle Anforderungen:</text:p>
      <text:p text:style-name="P78"><text:tab/><text:span text:style-name="T58">K</text:span>eine.</text:p>
      <text:p text:style-name="P151"/>
      <text:p text:style-name="P78"/>
      <text:p text:style-name="P79">Name: <text:span text:style-name="T62">Medium</text:span> kommentieren</text:p>
      <text:p text:style-name="P79"/>
      <text:p text:style-name="P79"><text:soft-page-break/>Beteiligte Akteure:</text:p>
      <text:p text:style-name="P79"><text:tab/><text:span text:style-name="T56">Benutzer.</text:span></text:p>
      <text:p text:style-name="P79"/>
      <text:p text:style-name="P79">Anfangsbedingungen:</text:p>
      <text:p text:style-name="P79"><text:tab/><text:span text:style-name="T56">Der Akteur ist im System angemeldet.</text:span></text:p>
      <text:p text:style-name="P79"/>
      <text:p text:style-name="P79">Ereignisfluss:</text:p>
      <text:p text:style-name="P79"><text:tab/><text:span text:style-name="T56">Der Akteur</text:span> wählt <text:span text:style-name="T60">das</text:span> zu kommentierende <text:span text:style-name="T62">Medium</text:span> aus und klickt auf Kommentieren.</text:p>
      <text:p text:style-name="P79"><text:tab/>Anschließend wird der <text:span text:style-name="T56">Akteur</text:span> von System aufgefordert einen Text einzugeben.</text:p>
      <text:p text:style-name="P79"><text:tab/>Das System speichert den Kommentar und zeigt <text:span text:style-name="T56">ihn</text:span> bei de<text:span text:style-name="T60">m Medium</text:span> an.</text:p>
      <text:p text:style-name="P79"/>
      <text:p text:style-name="P79">Abschlussbedingungen:</text:p>
      <text:p text:style-name="P79"><text:tab/><text:span text:style-name="T57">Der </text:span>Kommentar ist abgespeichert <text:span text:style-name="T63">und wird öffentlich angezeigt.</text:span></text:p>
      <text:p text:style-name="P79"/>
      <text:p text:style-name="P79">Ausnahmen:</text:p>
      <text:p text:style-name="P79"><text:tab/>Wenn der Text leer oder zu groß (mehr als 256 Zeichen) ist, wird der Benutzer <text:tab/>benachrichtigt und <text:span text:style-name="T58">kann den Text bearbeiten.</text:span></text:p>
      <text:p text:style-name="P79"/>
      <text:p text:style-name="P79">Spezielle Anforderungen:</text:p>
      <text:p text:style-name="P79"><text:tab/><text:span text:style-name="T58">K</text:span>eine.</text:p>
      <text:p text:style-name="P152"/>
      <text:p text:style-name="P79"/>
      <text:p text:style-name="P81">Name: <text:span text:style-name="T64">Wiedergabeliste</text:span> kommentieren</text:p>
      <text:p text:style-name="P81"/>
      <text:p text:style-name="P81">Beteiligte Akteure:</text:p>
      <text:p text:style-name="P81"><text:tab/><text:span text:style-name="T56">Benutzer.</text:span></text:p>
      <text:p text:style-name="P81"/>
      <text:p text:style-name="P81">Anfangsbedingungen:</text:p>
      <text:p text:style-name="P81"><text:tab/><text:span text:style-name="T56">Der Akteur ist im System angemeldet.</text:span></text:p>
      <text:p text:style-name="P81"/>
      <text:p text:style-name="P81">Ereignisfluss:</text:p>
      <text:p text:style-name="P81"><text:tab/><text:span text:style-name="T56">Der Akteur</text:span> wählt <text:span text:style-name="T65">die</text:span> zu kommentierende <text:span text:style-name="T65">Wiedergabeliste</text:span> aus und klickt auf Kommentieren.</text:p>
      <text:p text:style-name="P81"><text:tab/>Anschließend wird der <text:span text:style-name="T56">Akteur</text:span> von System aufgefordert einen Text einzugeben.</text:p>
      <text:p text:style-name="P82"><text:tab/>Das System speichert den Kommentar und zeigt <text:span text:style-name="T56">ihn</text:span> bei <text:span text:style-name="T65">der Wiedergabeliste</text:span> an.</text:p>
      <text:p text:style-name="P81"/>
      <text:p text:style-name="P81">Abschlussbedingungen:</text:p>
      <text:p text:style-name="P81"><text:tab/><text:span text:style-name="T57">Der </text:span>Kommentar ist abgespeichert <text:span text:style-name="T63">und wird öffentlich angezeigt.</text:span></text:p>
      <text:p text:style-name="P81"/>
      <text:p text:style-name="P81">Ausnahmen:</text:p>
      <text:p text:style-name="P81"><text:tab/>Wenn der Text leer oder zu groß (mehr als 256 Zeichen) ist, wird der Benutzer <text:tab/>benachrichtigt und <text:span text:style-name="T58">kann den Text bearbeiten.</text:span></text:p>
      <text:p text:style-name="P81"/>
      <text:p text:style-name="P81">Spezielle Anforderungen:</text:p>
      <text:p text:style-name="P81"><text:tab/><text:span text:style-name="T58">K</text:span>eine.</text:p>
      <text:p text:style-name="P153"/>
      <text:p text:style-name="P81"/>
      <text:p text:style-name="P83">Name: Profil bearbeiten</text:p>
      <text:p text:style-name="P83"/>
      <text:p text:style-name="P83">Beteiligte Akteure: </text:p>
      <text:p text:style-name="P83"><text:tab/>Benutzer.</text:p>
      <text:p text:style-name="P83"/>
      <text:p text:style-name="P83">Anfangsbedingungen:</text:p>
      <text:p text:style-name="P83"><text:soft-page-break/><text:tab/>Der Akteur ist im System angemeldet.</text:p>
      <text:p text:style-name="P83"/>
      <text:p text:style-name="P83">Ereignisfluss:</text:p>
      <text:p text:style-name="P83"><text:tab/>Der Akteur klickt auf seinem eigenen Profil oder auf dem Profil eines Labels, dessen <text:tab/>Manager er ist, auf "Profil bearbeiten".</text:p>
      <text:p text:style-name="P84"><text:tab/>Ihm wird daraufhin das Profil angezeigt und er hat <text:tab/>die Möglichkeit jeden einzelnen Eintrag <text:tab/>zu ändern.</text:p>
      <text:p text:style-name="P85"><text:tab/>Anschließend kann er entweder auf "Abbrechen" klicken, um die <text:tab/>Änderungen zu <text:tab/>verwerfen, oder auf "Speichern", um die Änderungen zu übernehmen.</text:p>
      <text:p text:style-name="P85"><text:tab/>Nach der Bearbeitung wird er auf die Profilseite weitergeleitet.</text:p>
      <text:p text:style-name="P83"/>
      <text:p text:style-name="P83">Abschlussbedingungen:</text:p>
      <text:p text:style-name="P83"><text:tab/><text:span text:style-name="T66">Die Änderungen werden im System gespeichert und das Profil aktualisiert angezeigt.</text:span></text:p>
      <text:p text:style-name="P83"/>
      <text:p text:style-name="P83">Ausnahmen:</text:p>
      <text:p text:style-name="P86"><text:tab/>Sollte der <text:span text:style-name="T67">Akteur</text:span> falsche Formulardaten angegeben haben, wie beispielsweise leere <text:tab/>Pflichtfelder, ein inkorrektes Format oder die Mail-Adresse wird bereits genutzt, so wird <text:tab/>ihm ein entsprechender Hinweis angezeigt.</text:p>
      <text:p text:style-name="P86"><text:tab/>Er bleibt weiterhin auf der "Profil bearbeiten"-Seite und hat die Möglichkeit seine <text:tab/>Angaben anzupassen.</text:p>
      <text:p text:style-name="P83"/>
      <text:p text:style-name="P83">Spezielle Anforderungen :</text:p>
      <text:p text:style-name="P83"><text:tab/>Keine.</text:p>
      <text:p text:style-name="P154"/>
      <text:p text:style-name="P87"/>
      <text:p text:style-name="P87">Name: Eigenes Profil anzeigen</text:p>
      <text:p text:style-name="P87"/>
      <text:p text:style-name="P87">Beteiligte Akteure: </text:p>
      <text:p text:style-name="P87"><text:tab/>Benutzer.</text:p>
      <text:p text:style-name="P87"/>
      <text:p text:style-name="P87">Anfangsbedingungen:</text:p>
      <text:p text:style-name="P87"><text:tab/>Der Benutzer ist im System angemeldet.</text:p>
      <text:p text:style-name="P87"/>
      <text:p text:style-name="P87">Ereignisfluss:</text:p>
      <text:p text:style-name="P87"><text:tab/>Der <text:span text:style-name="T68">Akteur</text:span> ruft sein eigenes Profil über den "Mein Profil"-Button auf. Ihm wird daraufhin <text:tab/>seine eigene Profilseite angezeigt, die seine gesamten Daten enthält.</text:p>
      <text:p text:style-name="P87"/>
      <text:p text:style-name="P87">Abschlussbedingungen:</text:p>
      <text:p text:style-name="P87"><text:tab/>Die Profilseite <text:span text:style-name="T69">wird dem Akteur angezeigt.</text:span></text:p>
      <text:p text:style-name="P87"/>
      <text:p text:style-name="P87">Ausnahmen:</text:p>
      <text:p text:style-name="P87"><text:tab/>Keine.</text:p>
      <text:p text:style-name="P87"/>
      <text:p text:style-name="P87">Spezielle Anforderungen :</text:p>
      <text:p text:style-name="P87"><text:tab/>Keine.</text:p>
      <text:p text:style-name="P155"/>
      <text:p text:style-name="P87"/>
      <text:p text:style-name="P88">Name: Fremdes Profil anzeigen</text:p>
      <text:p text:style-name="P88"/>
      <text:p text:style-name="P88">Beteiligte Akteure: </text:p>
      <text:p text:style-name="P88"><text:tab/>Benutzer.</text:p>
      <text:p text:style-name="P88">Anfangsbedingungen:</text:p>
      <text:p text:style-name="P88"><text:soft-page-break/><text:tab/>Der Akteur muss eingeloggt sein.</text:p>
      <text:p text:style-name="P88"/>
      <text:p text:style-name="P88">Ereignisfluss:</text:p>
      <text:p text:style-name="P89"><text:tab/>Der <text:span text:style-name="T70">Akteur</text:span> ruft das Profil eines anderen Benutzers oder Labels auf. Er kann dies entweder <text:tab/>über die Suche oder über die Angabe des Künstlers bzw. des Labels unter einem Medium <text:tab/>tun.</text:p>
      <text:p text:style-name="P89"><text:tab/>Ihm wird daraufhin die Profilseite angezeigt mit allen Informationen, die öffentlich sichtbar <text:tab/>sind.</text:p>
      <text:p text:style-name="P89"/>
      <text:p text:style-name="P88">Abschlussbedingungen:</text:p>
      <text:p text:style-name="P88"><text:tab/>Die Profilseite <text:span text:style-name="T70">wird dem Akteur angezeigt.</text:span></text:p>
      <text:p text:style-name="P88"/>
      <text:p text:style-name="P88">Ausnahmen:</text:p>
      <text:p text:style-name="P90"><text:tab/>Sollte das Profil gesperrt sein und der aufrufende <text:span text:style-name="T71">Akteur</text:span> kein Administrator, so wird dem <text:tab/><text:span text:style-name="T72">Akteur</text:span> das Profil nicht angezeigt.</text:p>
      <text:p text:style-name="P90"><text:tab/>Stattdessen wird eine "Profil gesperrt"-Seite angezeigt.</text:p>
      <text:p text:style-name="P88"/>
      <text:p text:style-name="P88">Spezielle Anforderungen :</text:p>
      <text:p text:style-name="P88"><text:tab/>Keine.</text:p>
      <text:p text:style-name="P156"/>
      <text:p text:style-name="P88"/>
      <text:p text:style-name="P91">Name: Profil sperren</text:p>
      <text:p text:style-name="P91"/>
      <text:p text:style-name="P91">Beteiligte Akteure: </text:p>
      <text:p text:style-name="P91"><text:tab/>Administrator.</text:p>
      <text:p text:style-name="P91"/>
      <text:p text:style-name="P91">Anfangsbedingungen:</text:p>
      <text:p text:style-name="P91"><text:tab/>Der Administrator ist im System angemeldet.</text:p>
      <text:p text:style-name="P91"><text:tab/>Profil ist nicht gesperrt.</text:p>
      <text:p text:style-name="P91"/>
      <text:p text:style-name="P91">Ereignisfluss:</text:p>
      <text:p text:style-name="P92"><text:tab/>Der Akteur ruft das Profil eines Benutzers auf. </text:p>
      <text:p text:style-name="P92"><text:tab/>Ihm wird dort die Schaltfläche "Benutzer sperren" angezeigt, die nur dann sichtbar ist, wenn <text:tab/>der <text:span text:style-name="T73">Akteur</text:span> ein Administrator <text:tab/>ist. </text:p>
      <text:p text:style-name="P92"><text:tab/>Dem <text:span text:style-name="T73">Akteur</text:span> wird daraufhin ein Formular angezeigt, in dem er einen Grund für die Sperrung <text:tab/>eingeben kann. Er bestätigt das Formular mit "OK", um das Profil zu sperren.</text:p>
      <text:p text:style-name="P92"/>
      <text:p text:style-name="P91">Abschlussbedingungen:</text:p>
      <text:p text:style-name="P91"><text:tab/>Das Profil <text:span text:style-name="T73">wird als gesperrt im System gespeichert und ist durch normale Nutzer nicht mehr <text:tab/>aufrufbar.</text:span></text:p>
      <text:p text:style-name="P91"/>
      <text:p text:style-name="P91">Ausnahmen:</text:p>
      <text:p text:style-name="P91"><text:tab/>Keine.</text:p>
      <text:p text:style-name="P91"/>
      <text:p text:style-name="P91">Spezielle Anforderungen :</text:p>
      <text:p text:style-name="P91"><text:tab/>Keine.</text:p>
      <text:p text:style-name="P157"/>
      <text:p text:style-name="P91"/>
      <text:p text:style-name="P93">Name: Profil entsperren</text:p>
      <text:p text:style-name="P93"/>
      <text:p text:style-name="P93">Beteiligte Akteure:</text:p>
      <text:p text:style-name="P93"><text:tab/>Administrator.</text:p>
      <text:p text:style-name="P93"><text:soft-page-break/></text:p>
      <text:p text:style-name="P93">Anfangsbedingungen:</text:p>
      <text:p text:style-name="P93"><text:tab/>Der Akteur ist im System angemeldet.</text:p>
      <text:p text:style-name="P93"><text:tab/>Profil ist gesperrt.</text:p>
      <text:p text:style-name="P93"/>
      <text:p text:style-name="P93">Ereignisfluss:</text:p>
      <text:p text:style-name="P94"><text:tab/>Der <text:span text:style-name="T74">Akteur</text:span> ruft das Profil eines gesperrten Benutzers auf.</text:p>
      <text:p text:style-name="P94"><text:tab/><text:span text:style-name="T75">Ihm wird</text:span> der "Profil entsperren"-Button angezeigt.</text:p>
      <text:p text:style-name="P94"><text:tab/>Er klickt auf den Button und erhält eine Bestätigung, dass der Benutzer entsperrt wurde.</text:p>
      <text:p text:style-name="P94"/>
      <text:p text:style-name="P93">Abschlussbedingungen:</text:p>
      <text:p text:style-name="P93"><text:tab/>Das Profil wurde entsperrt und ist wieder für andere Benutzer einsehbar.</text:p>
      <text:p text:style-name="P93"/>
      <text:p text:style-name="P93">Ausnahmen:</text:p>
      <text:p text:style-name="P93"><text:tab/>Keine.</text:p>
      <text:p text:style-name="P93"/>
      <text:p text:style-name="P93">Spezielle Anforderungen :</text:p>
      <text:p text:style-name="P93"><text:tab/>Keine.</text:p>
      <text:p text:style-name="P158"/>
      <text:p text:style-name="P93"/>
      <text:p text:style-name="P95">Name: Labelprofil erstellen</text:p>
      <text:p text:style-name="P95"/>
      <text:p text:style-name="P95">Beteiligte Akteure: </text:p>
      <text:p text:style-name="P95"><text:tab/>Benutzer.</text:p>
      <text:p text:style-name="P95"/>
      <text:p text:style-name="P95">Anfangsbedingungen:</text:p>
      <text:p text:style-name="P95"><text:tab/>Der Benutzer <text:span text:style-name="T76">ist im System angemeldet.</text:span></text:p>
      <text:p text:style-name="P95"/>
      <text:p text:style-name="P95">Ereignisfluss:</text:p>
      <text:p text:style-name="P96"><text:tab/>Der <text:span text:style-name="T76">Akteur</text:span> klickt auf die Schaltfläche "Label erstellen".</text:p>
      <text:p text:style-name="P97"><text:tab/>Ihm wird daraufhin ein Formular angezeigt, in dem er einen Namen für das Label angeben <text:tab/><text:span text:style-name="T77">muss</text:span>. </text:p>
      <text:p text:style-name="P97"><text:tab/>Der Benutzer <text:span text:style-name="T77">klickt</text:span> anschließend auf "OK" klicken, um das Label anzulegen, oder auf <text:tab/>"Abbrechen", um die Erstellung abzubrechen.</text:p>
      <text:p text:style-name="P97"/>
      <text:p text:style-name="P95">Abschlussbedingungen:</text:p>
      <text:p text:style-name="P95"><text:tab/>Das Label-Profil wurde mit dem angegebenen Namen erstellt und der <text:span text:style-name="T78">Akteur</text:span>, <text:span text:style-name="T79">wird </text:span>als <text:tab/>Label-Manager eingetragen.</text:p>
      <text:p text:style-name="P95"/>
      <text:p text:style-name="P95">Ausnahmen:</text:p>
      <text:p text:style-name="P95"><text:tab/>Sollte der Name bereits vergeben <text:span text:style-name="T80">oder leer</text:span> sein, wird dem Benutzer ein Hinweis angezeigt. <text:tab/>Er hat <text:tab/>daraufhin die Möglichkeit einen anderen Namen im Formular anzugeben.</text:p>
      <text:p text:style-name="P95"/>
      <text:p text:style-name="P95">Spezielle Anforderungen:</text:p>
      <text:p text:style-name="P95"><text:tab/>Keine.</text:p>
      <text:p text:style-name="P159"/>
      <text:p text:style-name="P95"/>
      <text:p text:style-name="P98">Name: Labelprofil bearbeiten</text:p>
      <text:p text:style-name="P98"/>
      <text:p text:style-name="P98">Beteiligte Akteure: </text:p>
      <text:p text:style-name="P98"><text:tab/>Label-Manager.</text:p>
      <text:p text:style-name="P98">Anfangsbedingungen:</text:p>
      <text:p text:style-name="P98"><text:soft-page-break/><text:tab/>De<text:span text:style-name="T82">r Akteur ist im System angemeldet</text:span> und der Label-Manager des Label-Profils sein, das er <text:tab/>bearbeiten möchte.</text:p>
      <text:p text:style-name="P98"/>
      <text:p text:style-name="P98">Ereignisfluss:</text:p>
      <text:p text:style-name="P99"><text:tab/>Der <text:span text:style-name="T83">Akteur</text:span> ruft das Label-Profil auf, das er bearbeiten möchte.</text:p>
      <text:p text:style-name="P99"><text:tab/>Da er der Label-Manager des Labels ist, wird ihm die Schaltfläche "Profil bearbeiten" <text:tab/>angezeigt.</text:p>
      <text:p text:style-name="P99"><text:tab/>Er klickt auf die Schaltfläche, woraufhin ihm das Profil angezeigt wird und er die <text:tab/>Möglichkeit hat, alle Angaben zu verändern.</text:p>
      <text:p text:style-name="P99"><text:tab/>Er kann nun auf die Schaltfläche "Speichern" klicken, um die Änderungen zu übernehmen. <text:tab/>Mit der Schaltfläche "Abbrechen" kann er die Änderungen verwerfen.</text:p>
      <text:p text:style-name="P99"/>
      <text:p text:style-name="P98">Abschlussbedingungen:</text:p>
      <text:p text:style-name="P98"><text:tab/>Das Profil <text:span text:style-name="T84">ist</text:span> aktualisiert <text:span text:style-name="T84">im System gespeichert.</text:span></text:p>
      <text:p text:style-name="P98"/>
      <text:p text:style-name="P98">Ausnahmen:</text:p>
      <text:p text:style-name="P100"><text:tab/>Sollte der Name bereits vergeben <text:span text:style-name="T85">oder leer </text:span>sein, wird dem Benutzer ein Hinweis angezeigt.</text:p>
      <text:p text:style-name="P100"><text:tab/>Die "Profil bearbeiten"-Seite bleibt geöffnet und er hat daraufhin die Möglichkeit einen <text:tab/>anderen Namen anzugeben.</text:p>
      <text:p text:style-name="P100"/>
      <text:p text:style-name="P98">Spezielle Anforderungen :</text:p>
      <text:p text:style-name="P98"><text:tab/>Keine.</text:p>
      <text:p text:style-name="P160"/>
      <text:p text:style-name="P101"/>
      <text:p text:style-name="P102">Name: Medium sperren</text:p>
      <text:p text:style-name="P102"/>
      <text:p text:style-name="P102">Beteiligte Akteure:</text:p>
      <text:p text:style-name="P102"><text:tab/>Administrator.</text:p>
      <text:p text:style-name="P102"/>
      <text:p text:style-name="P103">Anfangsbedingungen:</text:p>
      <text:p text:style-name="P103"><text:tab/>Der Akteur ist im System angemeldet.</text:p>
      <text:p text:style-name="P103"/>
      <text:p text:style-name="P104">Ereignisfluss:</text:p>
      <text:p text:style-name="P105"><text:span text:style-name="T86"><text:tab/></text:span><text:span text:style-name="T4">Der Akteur wähl</text:span><text:span text:style-name="T3">t</text:span><text:span text:style-name="T4"> in der Medienliste ein Medium aus.</text:span></text:p>
      <text:p text:style-name="P105"><text:span text:style-name="T4"><text:tab/></text:span><text:span text:style-name="T2">Der </text:span><text:span text:style-name="T4">Akteur</text:span><text:span text:style-name="T2"> klickt auf den “Medium sperren” Button.</text:span></text:p>
      <text:p text:style-name="P106"><text:tab/>Das System signalisiert den Akteur <text:span text:style-name="T91">optisch</text:span>, dass das<text:span text:style-name="T90"> </text:span>Medium <text:span text:style-name="T92">nun</text:span> gesperrt ist.</text:p>
      <text:p text:style-name="P106"/>
      <text:p text:style-name="P107">Abschlussbedingungen:</text:p>
      <text:p text:style-name="P107"><text:tab/>Das Medium ist als gesperrt gespeichert und kann daher nicht mehr von Benutzern <text:tab/>aufgerufen werden und wird in Wiedergabelisten entsprechend der Anwendungsfall-<text:tab/>Ausnahme<text:span text:style-name="T81"> "</text:span>Medium abspielen – Medium nicht verfügbar<text:span text:style-name="T81">" </text:span>behandelt.</text:p>
      <text:p text:style-name="P107"><text:tab/>Außerdem ist das Medium optisch als gesperrt markiert.</text:p>
      <text:p text:style-name="P107"/>
      <text:p text:style-name="P108">Ausnahmen:</text:p>
      <text:p text:style-name="P108"><text:tab/>Keine.</text:p>
      <text:p text:style-name="P108"/>
      <text:p text:style-name="P108">Spezielle Anforderungen:</text:p>
      <text:p text:style-name="P108"><text:tab/>Keine.</text:p>
      <text:p text:style-name="P161"/>
      <text:p text:style-name="P108"/>
      <text:p text:style-name="P109">Name: Medium Entsperren</text:p>
      <text:p text:style-name="P111">Beteiligte Akteure: </text:p>
      <text:p text:style-name="P111"><text:soft-page-break/><text:tab/>Administrator.</text:p>
      <text:p text:style-name="P111"/>
      <text:p text:style-name="P111">Anfangsbedingungen:</text:p>
      <text:p text:style-name="P111"><text:tab/>Der <text:span text:style-name="T93">Akteur</text:span> ist im System <text:span text:style-name="T93">angemeldet</text:span>.</text:p>
      <text:p text:style-name="P111"/>
      <text:p text:style-name="P111">Ereignisfluss:</text:p>
      <text:list xml:id="list6083295675322123025" text:style-name="L14">
        <text:list-header>
          <text:p text:style-name="P133"><text:span text:style-name="T87">Der </text:span><text:span text:style-name="T88">Akteur</text:span><text:span text:style-name="T87"> wähl</text:span><text:span text:style-name="T88">t</text:span><text:span text:style-name="T87"> in der Medienliste ein Medium aus.</text:span></text:p>
          <text:p text:style-name="P110">Der <text:span text:style-name="T94">Akteur</text:span> klickt auf den “Medium entsperren” Button.</text:p>
          <text:p text:style-name="P110">Das System signalisiert den <text:span text:style-name="T95">Akteur</text:span> optisch, dass das Medium nicht gesperrt ist.</text:p>
        </text:list-header>
      </text:list>
      <text:p text:style-name="P132"/>
      <text:p text:style-name="P111">Abschlussbedingungen:</text:p>
      <text:p text:style-name="P111"><text:tab/>Das Medium ist nicht gesperrt und kann daher <text:span text:style-name="T96">wieder </text:span>von Benutzern aufgerufen <text:span text:style-name="T96">und in <text:tab/>Wiedergabelisten abgespielt werden.</text:span></text:p>
      <text:p text:style-name="P111"><text:tab/>Außerdem ist das Medium nicht optisch als gesperrt markiert.</text:p>
      <text:p text:style-name="P111"/>
      <text:p text:style-name="P111">Ausnahmen: </text:p>
      <text:p text:style-name="P111"><text:tab/>Ke<text:span text:style-name="T97">i</text:span>ne.</text:p>
      <text:p text:style-name="P111"/>
      <text:p text:style-name="P111">Spezielle Anforderungen:</text:p>
      <text:p text:style-name="P109"><text:tab/>Keine.</text:p>
      <text:p text:style-name="P162"/>
      <text:p text:style-name="P109"/>
      <text:p text:style-name="P112">Name: News erstellen</text:p>
      <text:p text:style-name="P114"/>
      <text:p text:style-name="P114">Beteiligte Akteure: </text:p>
      <text:p text:style-name="P114"><text:tab/>Künstler ODER Label-Manager.</text:p>
      <text:p text:style-name="P114"/>
      <text:p text:style-name="P114">Anfangsbedingungen:</text:p>
      <text:p text:style-name="P114"><text:tab/>Der <text:span text:style-name="T98">Akteur</text:span> ist im System <text:span text:style-name="T98">angemeldet.</text:span></text:p>
      <text:p text:style-name="P114"/>
      <text:p text:style-name="P114">Ereignisfluss:</text:p>
      <text:list xml:id="list5897707206170102193" text:style-name="L15">
        <text:list-header>
          <text:p text:style-name="P134"><text:span text:style-name="T87">Der </text:span><text:span text:style-name="T89">Akteur</text:span><text:span text:style-name="T87"> klickt im System den “News erstellen” Button an.</text:span></text:p>
          <text:p text:style-name="P113">Das System antwortet mit der Bereitstellung eines Eingabeformulars.</text:p>
          <text:p text:style-name="P113">Der <text:span text:style-name="T99">Akteur</text:span> gibt einen Text in das Eingabeformular ein und sendet es mit einem Klick auf den "News veröffentlichen" Button ab.</text:p>
          <text:p text:style-name="P113">Das System zeigt dem <text:span text:style-name="T100">Akteur</text:span> eine Bestätigung an, dass die News veröffentlicht wurde.</text:p>
        </text:list-header>
      </text:list>
      <text:p text:style-name="P114"/>
      <text:p text:style-name="P114">Abschlussbedingungen:</text:p>
      <text:p text:style-name="P114"><text:tab/>Die News ist <text:span text:style-name="T101">auf der Profilseite veröffentlicht, alle Benutzer, die den Akteur bzw. sein Label <text:tab/>favorisiert haben, erhalten eine Benachrichtigung.</text:span></text:p>
      <text:p text:style-name="P114"><text:tab/><text:span text:style-name="T102">Der Akteur erhält eine Bestätigung über die Veröffentlichung seiner News.</text:span></text:p>
      <text:p text:style-name="P114"/>
      <text:p text:style-name="P114">Ausnahmen: </text:p>
      <text:p text:style-name="P114"><text:tab/><text:span text:style-name="T103">Wenn der Text leer oder zu lang (mehr als 4096 Zeichen), wird der Akteur direkt darüber <text:tab/>informiert und kann den Text direkt bearbeiten.</text:span></text:p>
      <text:p text:style-name="P114"/>
      <text:p text:style-name="P114">Spezielle Anforderungen:</text:p>
      <text:p text:style-name="P112"><text:tab/><text:span text:style-name="T104">K</text:span>eine.</text:p>
      <text:p text:style-name="P163"/>
      <text:p text:style-name="P112"/>
      <text:p text:style-name="P115">Name: Anmelden</text:p>
      <text:p text:style-name="P115">Beteiligte Akteure:</text:p>
      <text:p text:style-name="P115"><text:soft-page-break/><text:tab/>Benutzer.</text:p>
      <text:p text:style-name="P115"/>
      <text:p text:style-name="P115">Anfangsbedingungen:</text:p>
      <text:p text:style-name="P115"><text:tab/><text:span text:style-name="T105">Keine.</text:span></text:p>
      <text:p text:style-name="P115"/>
      <text:p text:style-name="P115">Ereignisfluss:</text:p>
      <text:p text:style-name="P115"><text:tab/>Der <text:span text:style-name="T105">Akteur</text:span> gibt in das Feld Email-Adresse <text:span text:style-name="T106">die</text:span> E-<text:span text:style-name="T106">M</text:span>ail <text:span text:style-name="T106">Adresse </text:span>ein, die seinen Account <text:tab/>eindeutig kennzeichnet, in das Feld Passwort sein zugehöriges Passwort und klickt dann auf <text:tab/><text:span text:style-name="T106">anmelden.</text:span></text:p>
      <text:p text:style-name="P115"/>
      <text:p text:style-name="P115">Abschlussbedingungen</text:p>
      <text:p text:style-name="P115"><text:tab/>Waren alle Eingaben korrekt, wird der Benutzer <text:span text:style-name="T107">angemeldet</text:span> und ist nun bis zum <text:span text:style-name="T107">Abmelden</text:span> <text:tab/>oder Schließen des Systems angemeldet</text:p>
      <text:p text:style-name="P115"/>
      <text:p text:style-name="P115">Ausnahmen</text:p>
      <text:p text:style-name="P116"><text:tab/><text:span text:style-name="T108">Wenn die</text:span> Anmeldedaten inkorrekt sind, <text:span text:style-name="T109">d.h.</text:span> die Email existiert nicht oder das Passwort ist <text:tab/>falsch, <text:span text:style-name="T109">erscheint eine entsprechende Fehlermeldung.</text:span></text:p>
      <text:p text:style-name="P117"><text:tab/>Sollte der Account gesperrt sein bekommt <text:span text:style-name="T110">der Akteur</text:span> eine Meldung angezeigt, die ihn über <text:tab/>seine Sperrung informiert und ggf. einen Grund nennt. </text:p>
      <text:p text:style-name="P117"><text:tab/>Sollte einer dieser Ausnahmefälle eintreten wird der Benutzer nicht <text:span text:style-name="T111">angemeldet</text:span>.</text:p>
      <text:p text:style-name="P115"/>
      <text:p text:style-name="P115">Spezielle Anforderungen</text:p>
      <text:p text:style-name="P115"><text:tab/>Keine</text:p>
      <text:p text:style-name="P164"/>
      <text:p text:style-name="P115"/>
      <text:p text:style-name="P118">Name: Registrieren</text:p>
      <text:p text:style-name="P118"/>
      <text:p text:style-name="P118">Beteiligte Akteure:</text:p>
      <text:p text:style-name="P118"><text:tab/>Benutzer.</text:p>
      <text:p text:style-name="P118"/>
      <text:p text:style-name="P118">Anfangsbedingungen:</text:p>
      <text:p text:style-name="P118"><text:tab/><text:span text:style-name="T113">Keine.</text:span></text:p>
      <text:p text:style-name="P118"/>
      <text:p text:style-name="P118">Ereignisfluss:</text:p>
      <text:p text:style-name="P118"><text:tab/>Der Benutzer klickt auf den Registrieren Button und bekommt ein Formular mit den <text:tab/>Feldern: Name, Geschlecht, Geburtsdatum, Email, Passwort und Passwort wiederholen.</text:p>
      <text:p text:style-name="P118"/>
      <text:p text:style-name="P118"><text:s/><text:tab/>Dabei sind Name, Email, Passwort und Passwort wiederholen Pflichtfelder. </text:p>
      <text:p text:style-name="P118"><text:tab/>Wenn er alle Pflichtfelder ordnungsgemäß ausgefüllt hat, muss er noch einen Haken bei den <text:tab/>AGBs und Datenschutz setzen und kann dann auf Registrieren klicken, woraufhin ein <text:tab/>Account angelegt wird.</text:p>
      <text:p text:style-name="P118"/>
      <text:p text:style-name="P118">Abschlussbedingungen</text:p>
      <text:p text:style-name="P118"><text:tab/>Für den Akteur existiert nun ein Account für die eingegebenen Daten <text:span text:style-name="T112">unter</text:span> dem er sich <text:tab/>anmelden kann.</text:p>
      <text:p text:style-name="P118"/>
      <text:p text:style-name="P118">Ausnahmen</text:p>
      <text:p text:style-name="P119"><text:tab/>Pflichtfelder sind nicht ausgefüllt, Passwort und Passwort wiederholen sind nicht gleich, die <text:tab/>Email-Adresse wird schon verwendet.</text:p>
      <text:p text:style-name="P119"><text:tab/>Die Eingaben in den Feldern haben die falsche Form, zB kein @ in der Email-Adresse.</text:p>
      <text:p text:style-name="P119"><text:tab/>Die AGBs und Datenschutzbestimmungen wurden nicht akzeptiert. Sollte einer dieser <text:tab/>Ausnahmefälle <text:span text:style-name="T114">eintreten,</text:span> wird der <text:span text:style-name="T115">Akteur</text:span> benachrichtigt <text:span text:style-name="T116">G</text:span>egebenes zu korrigieren und es <text:soft-page-break/><text:tab/>wird <text:span text:style-name="T117">noch kein Account angelegt.</text:span></text:p>
      <text:p text:style-name="P118"/>
      <text:p text:style-name="P118">Spezielle Anforderungen</text:p>
      <text:p text:style-name="P118"><text:tab/><text:span text:style-name="T118">Keine.</text:span></text:p>
      <text:p text:style-name="P165"/>
      <text:p text:style-name="P118"/>
      <text:p text:style-name="P120">Name: Abmelden</text:p>
      <text:p text:style-name="P120"/>
      <text:p text:style-name="P120">Beteiligte Akteure:</text:p>
      <text:p text:style-name="P120"><text:tab/>Benutzer.</text:p>
      <text:p text:style-name="P120"/>
      <text:p text:style-name="P120">Anfangsbedingungen:</text:p>
      <text:p text:style-name="P120"><text:tab/>Der Benutzer ist <text:span text:style-name="T119">im System</text:span> angemeldet.</text:p>
      <text:p text:style-name="P120"/>
      <text:p text:style-name="P120">Ereignisfluss:</text:p>
      <text:p text:style-name="P120"><text:tab/>Der <text:span text:style-name="T120">Akteur</text:span> klickt auf den <text:span text:style-name="T120">Abmelden</text:span> Button und wird daraufhin <text:span text:style-name="T121">abgemeldet</text:span>.</text:p>
      <text:p text:style-name="P120"/>
      <text:p text:style-name="P120">Abschlussbedingungen</text:p>
      <text:p text:style-name="P120"><text:tab/>Der Benutzer ist nun <text:span text:style-name="T122">abgemeldet</text:span> und muss sich zum weiteren <text:span text:style-name="T122">N</text:span>utzen des Systems erneut <text:tab/>anmelden.</text:p>
      <text:p text:style-name="P120"/>
      <text:p text:style-name="P120">Ausnahmen</text:p>
      <text:p text:style-name="P120"><text:tab/><text:span text:style-name="T123">Keine.</text:span></text:p>
      <text:p text:style-name="P120"/>
      <text:p text:style-name="P120">Spezielle Anforderungen</text:p>
      <text:p text:style-name="P120"><text:tab/><text:span text:style-name="T123">Keine.</text:span></text:p>
      <text:p text:style-name="P166"/>
      <text:p text:style-name="P120"/>
      <text:p text:style-name="P121">Name: Suchen</text:p>
      <text:p text:style-name="P121"/>
      <text:p text:style-name="P121">Beteiligte Akteure:</text:p>
      <text:p text:style-name="P121"><text:tab/>Benutzer.</text:p>
      <text:p text:style-name="P121"/>
      <text:p text:style-name="P121">Anfangsbedingungen:</text:p>
      <text:p text:style-name="P121"><text:tab/>Der Akteur ist im System angemeldet.</text:p>
      <text:p text:style-name="P121"/>
      <text:p text:style-name="P121">Ereignisfluss:</text:p>
      <text:p text:style-name="P122"><text:tab/>Der <text:span text:style-name="T124">Akteur</text:span> klickt in das Suchentextfeld, gibt an, nach welchem Schlüsselwörtern er suchen <text:tab/>möchte.</text:p>
      <text:p text:style-name="P122"><text:tab/>Er kann zusätzlich die Filterfunktion aktivieren, ob Benutz<text:span text:style-name="T124">er</text:span>profile, Künstlerprofile, <text:tab/>Labelprofile oder Alben angezeigt werden sollen.</text:p>
      <text:p text:style-name="P122"><text:tab/>Zusätzlich kann er eine Sortierung wählen, wie z.B. <text:span text:style-name="T124">a</text:span>lphabetisch, nach Hochladedatum oder <text:tab/>Bewertung.</text:p>
      <text:p text:style-name="P121"><text:tab/><text:span text:style-name="T125">Schließlich</text:span> klickt er auf den Suchen Button.</text:p>
      <text:p text:style-name="P121"><text:tab/>Das System zeigt ihm die <text:span text:style-name="T125">gewünschte</text:span> Liste <text:span text:style-name="T126">der Ergebnisse</text:span> an.</text:p>
      <text:p text:style-name="P121"/>
      <text:p text:style-name="P121">Abschlussbedingungen</text:p>
      <text:p text:style-name="P121"><text:tab/>Der Benutzer bekommt eine von ihm gewünschte Liste sortiert angezeigt, die ggf. auch leer <text:tab/>sein kann.</text:p>
      <text:p text:style-name="P121"/>
      <text:p text:style-name="P121">Ausnahmen</text:p>
      <text:p text:style-name="P121"><text:tab/><text:span text:style-name="T127">Keine.</text:span></text:p>
      <text:p text:style-name="P121"><text:soft-page-break/></text:p>
      <text:p text:style-name="P121">Spezielle Anforderungen</text:p>
      <text:p text:style-name="P121"><text:tab/><text:span text:style-name="T128">Keine.</text:span></text:p>
      <text:p text:style-name="P167"/>
      <text:p text:style-name="P121"/>
      <text:p text:style-name="P123">Name: Medium abspielen</text:p>
      <text:p text:style-name="P123"/>
      <text:p text:style-name="P123">Beteiligte Akteure:</text:p>
      <text:p text:style-name="P123"><text:tab/>Benutzer.</text:p>
      <text:p text:style-name="P123"/>
      <text:p text:style-name="P123">Anfangsbedingungen:</text:p>
      <text:p text:style-name="P123"><text:tab/>Der Benutzer ist im System angemeldet.</text:p>
      <text:p text:style-name="P123"/>
      <text:p text:style-name="P123">Ereignisfluss:</text:p>
      <text:p text:style-name="P123"><text:tab/>Der <text:span text:style-name="T129">Akteur</text:span> wählt ein Medium aus und klickt auf abspielen. Der Player spielt das Medium <text:tab/>dann ab.</text:p>
      <text:p text:style-name="P123"/>
      <text:p text:style-name="P123">Abschlussbedingungen</text:p>
      <text:p text:style-name="P123"><text:tab/>Das Medium wird abgespielt.</text:p>
      <text:p text:style-name="P123"/>
      <text:p text:style-name="P123">Ausnahmen</text:p>
      <text:p text:style-name="P124"><text:tab/>Das Medium ist nicht verfügbar, sprich es ist gesperrt oder wurde entfernt.</text:p>
      <text:p text:style-name="P124"><text:tab/>In diesem Fall wird der Benutzer <text:span text:style-name="T130">darüber informiert</text:span> und nichts abgespielt.</text:p>
      <text:p text:style-name="P123"/>
      <text:p text:style-name="P123">Spezielle Anforderungen</text:p>
      <text:p text:style-name="P123"><text:tab/><text:span text:style-name="T131">Keine.</text:span></text:p>
      <text:p text:style-name="P168"/>
      <text:p text:style-name="P123"/>
      <text:p text:style-name="P125">Name: Wiedergabelist abspielen</text:p>
      <text:p text:style-name="P125"/>
      <text:p text:style-name="P125">Beteiligte Akteure:</text:p>
      <text:p text:style-name="P125"><text:tab/>Benutzer.</text:p>
      <text:p text:style-name="P125"/>
      <text:p text:style-name="P125">Anfangsbedingungen:</text:p>
      <text:p text:style-name="P125"><text:tab/>Der Benutzer ist im System angemeldet.</text:p>
      <text:p text:style-name="P125"/>
      <text:p text:style-name="P125">Ereignisfluss:</text:p>
      <text:p text:style-name="P126"><text:tab/>Der <text:span text:style-name="T132">Akteur</text:span> wählt eine Wiedergabeliste aus und klickt auf abspielen.</text:p>
      <text:p text:style-name="P126"><text:tab/>Das <text:span text:style-name="T133">erste</text:span> Medium in der Wiedergabelist wird dann <text:span text:style-name="T133">entsprechend des Anwendungsfalls <text:tab/>"Medium abspielen" abgespielt</text:span>.</text:p>
      <text:p text:style-name="P126"><text:tab/>Wenn das Medium abgespielt wurde wird mit dem nächsten Medium in der Liste</text:p>
      <text:p text:style-name="P126"><text:tab/>fortgefahren.</text:p>
      <text:p text:style-name="P125"/>
      <text:p text:style-name="P125">Abschlussbedingungen</text:p>
      <text:p text:style-name="P125"><text:tab/>Die Wiedergabeliste wird abgespielt.</text:p>
      <text:p text:style-name="P125"/>
      <text:p text:style-name="P125">Ausnahmen</text:p>
      <text:p text:style-name="P127"><text:tab/>Sollte <text:span text:style-name="T134">das aktuelle</text:span> Medium nicht verfügbar sein wird, nach einer gewissen Zeit <text:span text:style-name="T134">automatisch <text:tab/></text:span>mit dem nächsten Medium fortgefahren.</text:p>
      <text:p text:style-name="P127"><text:tab/><text:span text:style-name="T134">Auch</text:span> wenn das <text:span text:style-name="T135">aktuelle </text:span>Medium nur eine Ankündigung ist, wird diese angezeigt.</text:p>
      <text:p text:style-name="P125"/>
      <text:p text:style-name="P125">Spezielle Anforderungen</text:p>
      <text:p text:style-name="P125"><text:soft-page-break/><text:tab/><text:span text:style-name="T136">Keine.</text:span></text:p>
      <text:p text:style-name="P169"/>
      <text:p text:style-name="P125"/>
      <text:p text:style-name="P128">Name: Album abspielen</text:p>
      <text:p text:style-name="P128"/>
      <text:p text:style-name="P128">Beteiligte Akteure:</text:p>
      <text:p text:style-name="P128"><text:tab/>Benutzer.</text:p>
      <text:p text:style-name="P128"/>
      <text:p text:style-name="P128">Anfangsbedingungen:</text:p>
      <text:p text:style-name="P128"><text:tab/>Der Benutzer ist <text:span text:style-name="T137">im System</text:span> angemeldet.</text:p>
      <text:p text:style-name="P128"/>
      <text:p text:style-name="P128">Ereignisfluss:</text:p>
      <text:p text:style-name="P129"><text:tab/>Der <text:span text:style-name="T138">Akteur</text:span> wählt ein Album aus und klickt auf abspielen.</text:p>
      <text:p text:style-name="P130"><text:tab/>Das <text:span text:style-name="T139">erste</text:span> Medium in dem Album wird dann <text:span text:style-name="T133">entsprechend des Anwendungsfalls <text:tab/>"Medium <text:tab/>abspielen" abgespielt</text:span>.</text:p>
      <text:p text:style-name="P130"><text:tab/>Wenn das Medium abgespielt wurde wird mit dem nächsten Medium des Albums <text:tab/>fortgefahren.</text:p>
      <text:p text:style-name="P128"/>
      <text:p text:style-name="P128">Abschlussbedingungen</text:p>
      <text:p text:style-name="P128"><text:tab/>Das Album wird wie eine Wiedergabeliste abgespielt.</text:p>
      <text:p text:style-name="P128"/>
      <text:p text:style-name="P128">Ausnahmen</text:p>
      <text:p text:style-name="P131"><text:tab/>Sollte das <text:span text:style-name="T140">aktuelle </text:span>Medium nicht verfügbar sein wird nach einer gewissen Zeit mit dem <text:tab/>nächsten Medium fortgefahren. </text:p>
      <text:p text:style-name="P131"><text:tab/>Selbst wenn das <text:span text:style-name="T140">aktuelle </text:span>Medium nur eine Ankündigung ist, wird diese angezeigt.</text:p>
      <text:p text:style-name="P128"/>
      <text:p text:style-name="P128">Spezielle Anforderungen</text:p>
      <text:p text:style-name="P128"><text:tab/><text:span text:style-name="T141">Keine.</text:span></text:p>
      <text:p text:style-name="P170"/>
      <text:p text:style-name="P173"/>
      <text:p text:style-name="P173">Name: Wiedergabeliste anlegen</text:p>
      <text:p text:style-name="P173"/>
      <text:p text:style-name="P173">Beteiligte Akteure:</text:p>
      <text:p text:style-name="P176">Benutzer.</text:p>
      <text:p text:style-name="P176"/>
      <text:p text:style-name="P173">Anfangsbedingungen:</text:p>
      <text:p text:style-name="P173"><text:tab/>Der Benutzer ist im System <text:span text:style-name="T142">angemeldet</text:span>.</text:p>
      <text:p text:style-name="P173"/>
      <text:p text:style-name="P173">Ereignisfluss:</text:p>
      <text:p text:style-name="P179">An einem Medium wählt der Benutzer die Option, eine neue Wiedergabeliste zu erstellen.</text:p>
      <text:p text:style-name="P179">Das System fordert den Benutzer dazu auf, einen Titel einzugeben.</text:p>
      <text:p text:style-name="P179">Der Benutzer füllt das Textfeld “Titel” aus</text:p>
      <text:p text:style-name="P179">Das Medium wird der Wiedergabeliste hinzugefügt.</text:p>
      <text:p text:style-name="P179"/>
      <text:p text:style-name="P173">Abschlussbedi<text:span text:style-name="T143">n</text:span>gungen:</text:p>
      <text:p text:style-name="P173"><text:tab/>Die Wiedergabeliste <text:span text:style-name="T144">ist angelegt und wird im Profil des Akteurs angezeigt</text:span>.</text:p>
      <text:p text:style-name="P173"/>
      <text:p text:style-name="P173">Ausnahmen:</text:p>
      <text:p text:style-name="P179"><text:span text:style-name="T147">Hat der Akteur </text:span>das Textfeld “Titel” nicht ausgefüllt, <text:span text:style-name="T147">wird er darüber informiert</text:span> <text:span text:style-name="T145">und kann </text:span><text:soft-page-break/><text:span text:style-name="T145">dies direkt ändern.</text:span></text:p>
      <text:p text:style-name="P184"/>
      <text:p text:style-name="P171">Spezielle Anforderungen:</text:p>
      <text:p text:style-name="P171"><text:tab/><text:span text:style-name="T146">Keine.</text:span></text:p>
      <text:p text:style-name="P185"/>
      <text:p text:style-name="P171"/>
      <text:p text:style-name="P174">Name : Wiedergabeliste bearbeiten</text:p>
      <text:p text:style-name="P174"/>
      <text:p text:style-name="P174">Beteiligte Akteure:</text:p>
      <text:p text:style-name="P177">Benutzer.</text:p>
      <text:p text:style-name="P177"/>
      <text:p text:style-name="P174">Anfangsbedingungen:</text:p>
      <text:p text:style-name="P177">Der <text:span text:style-name="T148">Akteur</text:span> ist im System <text:span text:style-name="T149">angemeldet</text:span> und <text:span text:style-name="T150">besitzt eine Wiedergabeliste.</text:span></text:p>
      <text:p text:style-name="P177"/>
      <text:p text:style-name="P174">Ereignisfluss:</text:p>
      <text:p text:style-name="P181">Der Akteur wählt <text:span text:style-name="T159">an seiner</text:span> Wiedergabeliste “Umbenennen” aus.</text:p>
      <text:p text:style-name="P180">Das System fordert den Benutzer dazu auf, einen Titel einzugeben.</text:p>
      <text:p text:style-name="P180">ODER</text:p>
      <text:p text:style-name="P180">An einem Medium, welches er zu seiner Liste hinzufügen möchte, wählt der Benutzer die Option, das Medium einer bestehenden Wiedergabeliste hinzuzufügen.</text:p>
      <text:p text:style-name="P180">In der Auswahl der Wiedergabenlisten wählt der Benutzer die Wiedergabeliste aus, welcher das Medium zugefügt werden soll.</text:p>
      <text:p text:style-name="P180">Das Medium wird der ausgewählten Wiedergabeliste hinzugefügt.</text:p>
      <text:p text:style-name="P180">ODER</text:p>
      <text:p text:style-name="P180">Der Benutzer wählt <text:span text:style-name="T160">seine</text:span> Wiedergabeliste aus.</text:p>
      <text:p text:style-name="P180">Das System zeigt dem Benutzer die Medien an, welche <text:span text:style-name="T152">T</text:span>eil der Wiedergabeliste sind.</text:p>
      <text:p text:style-name="P180">An einem Medium, welches der Benutzer aus seiner Liste löschen möchte, wählt der Benutzer die Option löschen aus.</text:p>
      <text:p text:style-name="P180">Das Medium wird aus der Wiedergabeliste gelöscht.</text:p>
      <text:p text:style-name="P180"/>
      <text:p text:style-name="P174">Abschluss<text:span text:style-name="T153">b</text:span>edi<text:span text:style-name="T154">ng</text:span>ungen:</text:p>
      <text:p text:style-name="P174"><text:tab/>Die Wiedergabeliste wurde erfolgreich geändert.</text:p>
      <text:p text:style-name="P174"/>
      <text:p text:style-name="P174">Ausnahmen:</text:p>
      <text:p text:style-name="P180">Der Benutzer wird sofort informiert, wenn er den Inhalt des Textfeldes “Titel” für die Wiedergabeliste geleert und nicht wieder gefüllt hat <text:span text:style-name="T155">und kann dies ändern</text:span>.</text:p>
      <text:p text:style-name="P180">Falls die Liste durch löschen aller Elemente leer wird, wird sie <text:span text:style-name="T155">automatisch </text:span>gelöscht.</text:p>
      <text:p text:style-name="P180"/>
      <text:p text:style-name="P172">Spezielle Anforderungen:</text:p>
      <text:p text:style-name="P172"><text:tab/><text:span text:style-name="T156">Keine.</text:span></text:p>
      <text:p text:style-name="P186"/>
      <text:p text:style-name="P172"/>
      <text:p text:style-name="P175">Name: Wiedergabeliste löschen</text:p>
      <text:p text:style-name="P175">Beteiligte Akteure:</text:p>
      <text:p text:style-name="P178">Benutzer.</text:p>
      <text:p text:style-name="P175"><text:soft-page-break/>Anfangsbedingungen:</text:p>
      <text:p text:style-name="P178">Der <text:span text:style-name="T157">Akteur</text:span> ist im System <text:span text:style-name="T158">angemeldet besitzt eine Wiedergabeliste.</text:span></text:p>
      <text:p text:style-name="P178"/>
      <text:p text:style-name="P175">Ereignisfluss:</text:p>
      <text:p text:style-name="P182">Der Akteur wählt an seiner Wiedergabeliste die Option “Löschen” aus.</text:p>
      <text:p text:style-name="P183">Das System löscht die Wiedergabeliste.</text:p>
      <text:p text:style-name="P175">Abschluss<text:span text:style-name="T161">b</text:span>edi<text:span text:style-name="T161">n</text:span>gungen:</text:p>
      <text:p text:style-name="P175"><text:tab/>Die Wiedergabeliste <text:span text:style-name="T162">ist</text:span> gelöscht. <text:span text:style-name="T162">Sie wird also nicht mehr im Profil des Akteurs angezeigt<text:tab/>und kann nicht mehr abgespielt oder angesehen werden.</text:span></text:p>
      <text:p text:style-name="P175"/>
      <text:p text:style-name="P175">Ausnahmen:</text:p>
      <text:p text:style-name="P175"><text:tab/><text:span text:style-name="T162">Keine.</text:span></text:p>
      <text:p text:style-name="P175"/>
      <text:p text:style-name="P175">Spezielle Anforderungen:</text:p>
      <text:p text:style-name="P175"><text:tab/><text:span text:style-name="T163">Ke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35:55.419000000</meta:creation-date>
    <dc:date>2014-02-20T11:19:47.603000000</dc:date>
    <meta:editing-duration>PT2H30M56S</meta:editing-duration>
    <meta:editing-cycles>299</meta:editing-cycles>
    <meta:generator>LibreOffice/4.2.0.4$Windows_x86 LibreOffice_project/05dceb5d363845f2cf968344d7adab8dcfb2ba71</meta:generator>
    <meta:document-statistic meta:table-count="0" meta:image-count="0" meta:object-count="0" meta:page-count="23" meta:paragraph-count="692" meta:word-count="4286" meta:character-count="31238" meta:non-whitespace-character-count="27198"/>
  </office:meta>
</office:document-meta>
</file>